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Arial Unicode MS'" style:font-charset="x-symbol"/>
    <style:font-face style:name="Symbol" svg:font-family="Symbol" style:font-family-generic="roman" style:font-pitch="variable" style:font-charset="x-symbol"/>
    <style:font-face style:name="MS Mincho" svg:font-family="'MS Mincho', 'Arial Unicode MS'" style:font-family-generic="roman"/>
    <style:font-face style:name="Arial Unicode MS" svg:font-family="'Arial Unicode MS'" style:font-pitch="variable"/>
    <style:font-face style:name="Tahoma" svg:font-family="Tahoma" style:font-pitch="variable"/>
    <style:font-face style:name="Arial Unicode MS1" svg:font-family="'Arial Unicode MS'"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2" svg:font-family="Tahoma" style:font-family-generic="swiss" style:font-pitch="variable"/>
  </office:font-face-decls>
  <office:automatic-styles>
    <style:style style:name="P1" style:family="paragraph" style:parent-style-name="Heading" style:master-page-name="Standard">
      <style:paragraph-properties fo:margin-top="0cm" fo:margin-bottom="0.212cm" fo:text-align="center" style:justify-single-word="false"/>
      <style:text-properties fo:font-size="28pt" style:font-size-asian="28pt" style:font-size-complex="28pt" style:language-complex="none" style:country-complex="none"/>
    </style:style>
    <style:style style:name="P2" style:family="paragraph" style:parent-style-name="Heading">
      <style:paragraph-properties fo:text-align="center" style:justify-single-word="false"/>
    </style:style>
    <style:style style:name="P3" style:family="paragraph" style:parent-style-name="Heading">
      <style:paragraph-properties fo:margin-top="0.423cm" fo:margin-bottom="0.212cm" fo:text-align="center" style:justify-single-word="false" fo:orphans="0" fo:widows="0" fo:hyphenation-ladder-count="no-limit" fo:keep-with-next="always" style:text-autospace="ideograph-alpha" style:punctuation-wrap="hanging" style:line-break="strict" style:writing-mode="lr-tb"/>
      <style:text-properties fo:color="#000000" style:font-name="Arial" fo:font-size="28pt" fo:language="en" fo:country="US" fo:font-weight="bold" style:font-name-asian="MS Mincho" style:font-size-asian="28pt" style:font-weight-asian="bold" style:font-name-complex="Tahoma2" style:font-size-complex="28pt" style:language-complex="none" style:country-complex="none" style:font-weight-complex="bold" fo:hyphenate="false" fo:hyphenation-remain-char-count="2" fo:hyphenation-push-char-count="2"/>
    </style:style>
    <style:style style:name="P4" style:family="paragraph" style:parent-style-name="Contents_20_Heading">
      <style:paragraph-properties fo:break-before="page"/>
    </style:style>
    <style:style style:name="P5" style:family="paragraph" style:parent-style-name="Contents_20_1">
      <style:paragraph-properties>
        <style:tab-stops>
          <style:tab-stop style:position="16.999cm" style:type="right" style:leader-style="dotted" style:leader-text="."/>
        </style:tab-stops>
      </style:paragraph-properties>
    </style:style>
    <style:style style:name="P6" style:family="paragraph" style:parent-style-name="Contents_20_2">
      <style:paragraph-properties>
        <style:tab-stops>
          <style:tab-stop style:position="16.499cm" style:type="right" style:leader-style="dotted" style:leader-text="."/>
        </style:tab-stops>
      </style:paragraph-properties>
    </style:style>
    <style:style style:name="P7" style:family="paragraph" style:parent-style-name="Contents_20_3">
      <style:paragraph-properties>
        <style:tab-stops>
          <style:tab-stop style:position="16cm" style:type="right" style:leader-style="dotted" style:leader-text="."/>
        </style:tab-stops>
      </style:paragraph-properties>
    </style:style>
    <style:style style:name="P8" style:family="paragraph" style:parent-style-name="Heading_20_1">
      <style:paragraph-properties>
        <style:tab-stops>
          <style:tab-stop style:position="0cm"/>
        </style:tab-stops>
      </style:paragraph-properties>
      <style:text-properties style:font-name-complex="Tahoma2" style:language-complex="none" style:country-complex="none"/>
    </style:style>
    <style:style style:name="P9" style:family="paragraph" style:parent-style-name="Heading_20_1">
      <style:paragraph-properties fo:break-before="page">
        <style:tab-stops>
          <style:tab-stop style:position="0cm"/>
        </style:tab-stops>
      </style:paragraph-properties>
      <style:text-properties style:language-complex="none" style:country-complex="none"/>
    </style:style>
    <style:style style:name="P10" style:family="paragraph" style:parent-style-name="Heading_20_2">
      <style:paragraph-properties fo:margin-left="2cm" fo:margin-right="0cm" fo:text-indent="0cm" style:auto-text-indent="false">
        <style:tab-stops>
          <style:tab-stop style:position="0cm"/>
        </style:tab-stops>
      </style:paragraph-properties>
      <style:text-properties style:language-complex="none" style:country-complex="none"/>
    </style:style>
    <style:style style:name="P11" style:family="paragraph" style:parent-style-name="WW-Default">
      <style:text-properties style:font-name-complex="Tahoma2" style:language-complex="none" style:country-complex="none"/>
    </style:style>
    <style:style style:name="P12" style:family="paragraph" style:parent-style-name="WW-Default">
      <style:text-properties fo:color="#000000" style:font-name="Arial" fo:font-size="20pt" fo:language="en" fo:country="US" style:text-underline-style="none" fo:font-weight="bold" style:font-name-asian="MS Mincho" style:font-size-asian="20pt" style:font-weight-asian="bold" style:font-name-complex="Tahoma2" style:font-size-complex="16pt" style:language-complex="none" style:country-complex="none" style:font-weight-complex="bold"/>
    </style:style>
    <style:style style:name="P13" style:family="paragraph" style:parent-style-name="WW-Default">
      <style:paragraph-properties fo:text-align="justify" style:justify-single-word="false" fo:orphans="0" fo:widows="0" fo:hyphenation-ladder-count="no-limit" style:text-autospace="ideograph-alpha" style:punctuation-wrap="hanging" style:line-break="strict" style:writing-mode="lr-tb"/>
      <style:text-properties fo:color="#000000" style:font-name="Times New Roman" fo:font-size="12pt" fo:language="en" fo:country="US" style:font-name-asian="Lucida Sans Unicode" style:font-size-asian="12pt" style:font-name-complex="Tahoma2" style:font-size-complex="12pt" style:language-complex="none" style:country-complex="none" fo:hyphenate="false" fo:hyphenation-remain-char-count="2" fo:hyphenation-push-char-count="2"/>
    </style:style>
    <style:style style:name="P14" style:family="paragraph" style:parent-style-name="WW-Default">
      <style:paragraph-properties fo:text-align="justify" style:justify-single-word="false" fo:orphans="0" fo:widows="0" fo:hyphenation-ladder-count="no-limit" style:text-autospace="ideograph-alpha" style:punctuation-wrap="hanging" style:line-break="strict" style:writing-mode="lr-tb"/>
      <style:text-properties style:language-complex="none" style:country-complex="none" fo:hyphenate="false" fo:hyphenation-remain-char-count="2" fo:hyphenation-push-char-count="2"/>
    </style:style>
    <style:style style:name="P15" style:family="paragraph" style:parent-style-name="WW-Default">
      <style:text-properties fo:font-style="italic" style:font-style-asian="italic" style:font-name-complex="Tahoma2" style:language-complex="none" style:country-complex="none" style:font-style-complex="italic"/>
    </style:style>
    <style:style style:name="P16" style:family="paragraph" style:parent-style-name="Heading_20_2">
      <style:paragraph-properties>
        <style:tab-stops>
          <style:tab-stop style:position="0cm"/>
        </style:tab-stops>
      </style:paragraph-properties>
      <style:text-properties style:language-complex="none" style:country-complex="none"/>
    </style:style>
    <style:style style:name="P17" style:family="paragraph" style:parent-style-name="WW-Default">
      <style:paragraph-properties>
        <style:tab-stops>
          <style:tab-stop style:position="0cm"/>
        </style:tab-stops>
      </style:paragraph-properties>
      <style:text-properties style:language-complex="none" style:country-complex="none"/>
    </style:style>
    <style:style style:name="P18" style:family="paragraph" style:parent-style-name="WW-Default">
      <style:paragraph-properties>
        <style:tab-stops>
          <style:tab-stop style:position="0cm"/>
        </style:tab-stops>
      </style:paragraph-properties>
      <style:text-properties style:font-name-complex="Tahoma2" style:language-complex="none" style:country-complex="none"/>
    </style:style>
    <style:style style:name="P19" style:family="paragraph" style:parent-style-name="WW-Default">
      <style:paragraph-properties fo:text-align="justify" style:justify-single-word="false" fo:orphans="0" fo:widows="0" fo:hyphenation-ladder-count="no-limit" style:text-autospace="ideograph-alpha" style:punctuation-wrap="hanging" style:line-break="strict" style:writing-mode="lr-tb">
        <style:tab-stops>
          <style:tab-stop style:position="0cm"/>
        </style:tab-stops>
      </style:paragraph-properties>
      <style:text-properties fo:hyphenate="false" fo:hyphenation-remain-char-count="2" fo:hyphenation-push-char-count="2"/>
    </style:style>
    <style:style style:name="P20" style:family="paragraph" style:parent-style-name="WW-Default">
      <style:paragraph-properties fo:text-align="justify" style:justify-single-word="false" fo:orphans="0" fo:widows="0" fo:hyphenation-ladder-count="no-limit" style:text-autospace="ideograph-alpha" style:punctuation-wrap="hanging" style:line-break="strict" style:writing-mode="lr-tb">
        <style:tab-stops>
          <style:tab-stop style:position="0cm"/>
        </style:tab-stops>
      </style:paragraph-properties>
      <style:text-properties fo:color="#000000" style:font-name="Times New Roman" fo:font-size="12pt" fo:language="en" fo:country="US" fo:background-color="transparent" style:font-name-asian="Lucida Sans Unicode" style:font-size-asian="12pt" style:font-name-complex="Tahoma2" style:font-size-complex="12pt" style:language-complex="none" style:country-complex="none" fo:hyphenate="false" fo:hyphenation-remain-char-count="2" fo:hyphenation-push-char-count="2"/>
    </style:style>
    <style:style style:name="P21" style:family="paragraph" style:parent-style-name="WW-Default">
      <style:paragraph-properties fo:text-align="justify" style:justify-single-word="false" fo:orphans="0" fo:widows="0" fo:hyphenation-ladder-count="no-limit" style:text-autospace="ideograph-alpha" style:punctuation-wrap="hanging" style:line-break="strict" style:writing-mode="lr-tb">
        <style:tab-stops>
          <style:tab-stop style:position="0cm"/>
        </style:tab-stops>
      </style:paragraph-properties>
      <style:text-properties style:language-complex="none" style:country-complex="none" fo:hyphenate="false" fo:hyphenation-remain-char-count="2" fo:hyphenation-push-char-count="2"/>
    </style:style>
    <style:style style:name="P22" style:family="paragraph" style:parent-style-name="WW-Default">
      <style:text-properties style:text-underline-style="none" style:font-name-complex="Tahoma2" style:language-complex="none" style:country-complex="none"/>
    </style:style>
    <style:style style:name="P23" style:family="paragraph" style:parent-style-name="WW-Default">
      <style:paragraph-properties fo:text-align="justify" style:justify-single-word="false" fo:orphans="0" fo:widows="0" fo:hyphenation-ladder-count="no-limit" style:text-autospace="ideograph-alpha" style:punctuation-wrap="hanging" style:line-break="strict" style:writing-mode="lr-tb"/>
      <style:text-properties fo:color="#000000" style:font-name="Times New Roman" fo:font-size="12pt" fo:language="en" fo:country="US" style:text-underline-style="none" style:font-name-asian="Lucida Sans Unicode" style:font-size-asian="12pt" style:font-name-complex="Tahoma2" style:font-size-complex="12pt" style:language-complex="none" style:country-complex="none" fo:hyphenate="false" fo:hyphenation-remain-char-count="2" fo:hyphenation-push-char-count="2"/>
    </style:style>
    <style:style style:name="P24" style:family="paragraph" style:parent-style-name="WW-Default">
      <style:text-properties fo:font-style="italic" style:text-underline-style="solid" style:text-underline-width="auto" style:text-underline-color="font-color" style:font-style-asian="italic" style:font-name-complex="Tahoma2" style:language-complex="none" style:country-complex="none" style:font-style-complex="italic"/>
    </style:style>
    <style:style style:name="P25" style:family="paragraph" style:parent-style-name="Heading_20_2">
      <style:paragraph-properties fo:break-before="page"/>
    </style:style>
    <style:style style:name="P26" style:family="paragraph" style:parent-style-name="Heading_20_1">
      <style:paragraph-properties fo:break-before="page"/>
    </style:style>
    <style:style style:name="P27" style:family="paragraph">
      <style:paragraph-properties style:writing-mode="lr-tb"/>
    </style:style>
    <style:style style:name="P28" style:family="paragraph">
      <style:paragraph-properties fo:text-align="center" style:writing-mode="lr-tb"/>
    </style:style>
    <style:style style:name="P29" style:family="paragraph">
      <style:paragraph-properties fo:text-align="end" style:writing-mode="lr-tb"/>
    </style:style>
    <style:style style:name="P30" style:family="paragraph" style:parent-style-name="Heading_20_2">
      <style:paragraph-properties>
        <style:tab-stops>
          <style:tab-stop style:position="0cm"/>
        </style:tab-stops>
      </style:paragraph-properties>
      <style:text-properties fo:language="fr" fo:country="FR" style:language-complex="none" style:country-complex="none"/>
    </style:style>
    <style:style style:name="P31" style:family="paragraph" style:parent-style-name="Heading_20_3">
      <style:paragraph-properties fo:break-before="page"/>
    </style:style>
    <style:style style:name="P32" style:family="paragraph">
      <style:paragraph-properties fo:text-align="center" style:writing-mode="lr-tb"/>
      <style:text-properties fo:font-size="24pt"/>
    </style:style>
    <style:style style:name="P33" style:family="paragraph" style:parent-style-name="WW-Default">
      <style:text-properties style:font-name="Arial" fo:font-size="14pt" fo:language="fr" fo:country="FR" fo:font-style="italic" fo:font-weight="bold" style:font-name-asian="MS Mincho" style:font-size-asian="14pt" style:font-style-asian="italic" style:font-weight-asian="bold" style:font-name-complex="Tahoma2" style:font-size-complex="14pt" style:language-complex="none" style:country-complex="none" style:font-style-complex="italic" style:font-weight-complex="bold"/>
    </style:style>
    <style:style style:name="P34" style:family="paragraph" style:parent-style-name="Heading_20_2">
      <style:text-properties style:language-complex="none" style:country-complex="none"/>
    </style:style>
    <style:style style:name="P35" style:family="paragraph" style:parent-style-name="Heading_20_2">
      <style:paragraph-properties>
        <style:tab-stops>
          <style:tab-stop style:position="0cm"/>
        </style:tab-stops>
      </style:paragraph-properties>
      <style:text-properties style:font-name-complex="Tahoma2" style:language-complex="none" style:country-complex="none"/>
    </style:style>
    <style:style style:name="P36" style:family="paragraph" style:parent-style-name="WW-Default">
      <style:paragraph-properties fo:margin-top="0.423cm" fo:margin-bottom="0.212cm"/>
      <style:text-properties style:font-name="Arial" fo:font-size="14pt" fo:font-style="italic" fo:font-weight="bold" style:font-name-asian="MS Mincho" style:font-size-asian="14pt" style:font-style-asian="italic" style:font-weight-asian="bold" style:font-name-complex="Tahoma2" style:font-size-complex="14pt" style:language-complex="none" style:country-complex="none" style:font-style-complex="italic" style:font-weight-complex="bold"/>
    </style:style>
    <style:style style:name="P37" style:family="paragraph" style:parent-style-name="Heading_20_1" style:list-style-name="WW8Num6">
      <style:paragraph-properties fo:break-before="page">
        <style:tab-stops>
          <style:tab-stop style:position="0cm"/>
        </style:tab-stops>
      </style:paragraph-properties>
      <style:text-properties style:language-complex="none" style:country-complex="none"/>
    </style:style>
    <style:style style:name="P38" style:family="paragraph" style:parent-style-name="WW-Default" style:list-style-name="L2">
      <style:paragraph-properties fo:text-align="justify" style:justify-single-word="false" fo:orphans="0" fo:widows="0" fo:hyphenation-ladder-count="no-limit" style:text-autospace="ideograph-alpha" style:punctuation-wrap="hanging" style:line-break="strict" style:writing-mode="lr-tb"/>
      <style:text-properties fo:color="#000000" style:font-name="Times New Roman" fo:font-size="12pt" fo:language="en" fo:country="US" style:text-underline-style="none" style:font-name-asian="Lucida Sans Unicode" style:font-size-asian="12pt" style:font-name-complex="Tahoma2" style:font-size-complex="12pt" style:language-complex="none" style:country-complex="none" fo:hyphenate="false" fo:hyphenation-remain-char-count="2" fo:hyphenation-push-char-count="2"/>
    </style:style>
    <style:style style:name="P39" style:family="paragraph" style:parent-style-name="WW-Default">
      <style:paragraph-properties fo:text-align="justify" style:justify-single-word="false" fo:orphans="0" fo:widows="0" fo:hyphenation-ladder-count="no-limit" style:text-autospace="ideograph-alpha" style:punctuation-wrap="hanging" style:line-break="strict" style:writing-mode="lr-tb">
        <style:tab-stops>
          <style:tab-stop style:position="0cm"/>
        </style:tab-stops>
      </style:paragraph-properties>
      <style:text-properties fo:color="#000000" style:font-name="Times New Roman" fo:font-size="12pt" fo:language="en" fo:country="US" style:text-underline-style="none" style:font-name-asian="Lucida Sans Unicode" style:font-size-asian="12pt" style:font-name-complex="Tahoma2" style:font-size-complex="12pt" style:language-complex="none" style:country-complex="none" fo:hyphenate="false" fo:hyphenation-remain-char-count="2" fo:hyphenation-push-char-count="2"/>
    </style:style>
    <style:style style:name="T1" style:family="text">
      <style:text-properties fo:font-size="40pt" style:font-size-asian="40pt" style:font-size-complex="40pt" style:language-complex="none" style:country-complex="none"/>
    </style:style>
    <style:style style:name="T2" style:family="text">
      <style:text-properties fo:font-size="40pt" fo:font-weight="bold" style:font-size-asian="40pt" style:font-weight-asian="bold" style:font-size-complex="40pt" style:language-complex="none" style:country-complex="none" style:font-weight-complex="bold"/>
    </style:style>
    <style:style style:name="T3" style:family="text">
      <style:text-properties style:text-underline-style="none"/>
    </style:style>
    <style:style style:name="T4" style:family="text">
      <style:text-properties fo:background-color="transparent"/>
    </style:style>
    <style:style style:name="T5" style:family="text">
      <style:text-properties fo:color="#000000" style:font-name="Times New Roman" fo:font-size="12pt" fo:language="en" fo:country="US" fo:font-weight="normal" style:font-name-asian="Lucida Sans Unicode" style:font-size-asian="12pt" style:font-weight-asian="normal" style:font-name-complex="Tahoma2" style:font-size-complex="12pt" style:language-complex="none" style:country-complex="none" style:font-weight-complex="normal"/>
    </style:style>
    <style:style style:name="T6" style:family="text">
      <style:text-properties style:language-complex="none" style:country-complex="none"/>
    </style:style>
    <style:style style:name="T7" style:family="text">
      <style:text-properties fo:background-color="transparent" style:language-complex="none" style:country-complex="none"/>
    </style:style>
    <style:style style:name="T8" style:family="text">
      <style:text-properties fo:background-color="transparent" style:font-name-complex="Tahoma2" style:language-complex="none" style:country-complex="none"/>
    </style:style>
    <style:style style:name="T9" style:family="text">
      <style:text-properties fo:color="#000000" style:font-name="Times New Roman" fo:font-size="12pt" fo:language="en" fo:country="US" fo:background-color="transparent" style:font-name-asian="Lucida Sans Unicode" style:font-size-asian="12pt" style:font-name-complex="Tahoma2" style:font-size-complex="12pt"/>
    </style:style>
    <style:style style:name="T10" style:family="text">
      <style:text-properties fo:color="#000000" style:font-name="Times New Roman" fo:font-size="12pt" fo:language="en" fo:country="US" style:text-underline-style="none" fo:background-color="transparent" style:font-name-asian="Lucida Sans Unicode" style:font-size-asian="12pt" style:font-size-complex="12pt"/>
    </style:style>
    <style:style style:name="T11" style:family="text">
      <style:text-properties fo:color="#000000" style:font-name="Times New Roman" fo:font-size="12pt" fo:language="en" fo:country="US" fo:background-color="transparent" style:font-name-asian="Lucida Sans Unicode" style:font-size-asian="12pt" style:font-size-complex="12pt"/>
    </style:style>
    <style:style style:name="T12" style:family="text">
      <style:text-properties style:text-underline-style="none" style:font-name-complex="Tahoma2" style:language-complex="none" style:country-complex="none"/>
    </style:style>
    <style:style style:name="T13" style:family="text">
      <style:text-properties fo:color="#000000" style:font-name="Times New Roman" fo:font-size="12pt" fo:language="en" fo:country="US" style:text-underline-style="none" fo:background-color="transparent" style:font-name-asian="Lucida Sans Unicode" style:font-size-asian="12pt" style:font-name-complex="Tahoma2" style:font-size-complex="12pt" style:language-complex="none" style:country-complex="none"/>
    </style:style>
    <style:style style:name="T14" style:family="text">
      <style:text-properties fo:color="#000000" style:font-name="Times New Roman" fo:font-size="12pt" fo:language="en" fo:country="US" fo:background-color="transparent" style:font-name-asian="Lucida Sans Unicode" style:font-size-asian="12pt" style:font-name-complex="Tahoma2" style:font-size-complex="12pt" style:language-complex="none" style:country-complex="none"/>
    </style:style>
    <style:style style:name="T15" style:family="text">
      <style:text-properties fo:language="fr" fo:country="FR" style:language-complex="none" style:country-complex="none"/>
    </style:style>
    <style:style style:name="T16" style:family="text">
      <style:text-properties style:use-window-font-color="true" style:font-name="Times New Roman" fo:font-size="8pt" fo:language="fr" fo:country="FR" style:font-name-asian="Times New Roman" style:font-size-asian="8pt" style:font-name-complex="Times New Roman" style:font-size-complex="12pt" style:language-complex="ar" style:country-complex="SA"/>
    </style:style>
    <style:style style:name="T17" style:family="text">
      <style:text-properties style:use-window-font-color="true" style:font-name="Times New Roman" fo:font-size="8pt" fo:language="fr" fo:country="FR" fo:font-weight="bold" style:font-name-asian="Times New Roman" style:font-size-asian="8pt" style:font-weight-asian="bold" style:font-name-complex="Times New Roman" style:font-size-complex="12pt" style:language-complex="ar" style:country-complex="SA"/>
    </style:style>
    <style:style style:name="T18" style:family="text">
      <style:text-properties style:use-window-font-color="true" style:font-name="Times New Roman" fo:font-size="10pt" fo:language="fr" fo:country="FR" fo:font-weight="bold" style:font-name-asian="Times New Roman" style:font-size-asian="10pt" style:font-weight-asian="bold" style:font-name-complex="Times New Roman" style:font-size-complex="12pt" style:language-complex="ar" style:country-complex="SA"/>
    </style:style>
    <style:style style:name="T19" style:family="text">
      <style:text-properties style:use-window-font-color="true" style:font-name="Times New Roman" fo:font-size="10pt" fo:language="fr" fo:country="FR" style:font-name-asian="Times New Roman" style:font-size-asian="10pt" style:font-name-complex="Times New Roman" style:font-size-complex="12pt" style:language-complex="ar" style:country-complex="SA"/>
    </style:style>
    <style:style style:name="T20" style:family="text">
      <style:text-properties style:use-window-font-color="true" style:font-name="Times New Roman" fo:font-size="6pt" fo:language="fr" fo:country="FR" fo:font-style="italic" style:font-name-asian="Times New Roman" style:font-size-asian="6pt" style:font-style-asian="italic" style:font-name-complex="Times New Roman" style:font-size-complex="12pt" style:language-complex="ar" style:country-complex="SA"/>
    </style:style>
    <style:style style:name="T21" style:family="text">
      <style:text-properties fo:font-style="italic" style:text-underline-style="solid" style:text-underline-width="auto" style:text-underline-color="font-color" style:font-style-asian="italic" style:font-name-complex="Tahoma2" style:language-complex="none" style:country-complex="none" style:font-style-complex="italic"/>
    </style:style>
    <style:style style:name="T22" style:family="text">
      <style:text-properties style:font-name-complex="Tahoma2" style:language-complex="none" style:country-complex="none"/>
    </style:style>
    <style:style style:name="Sect1" style:family="section">
      <style:section-properties style:editable="false">
        <style:columns fo:column-count="0" fo:column-gap="0cm"/>
      </style:section-properties>
    </style:style>
    <style:style style:name="Sect2" style:family="section">
      <style:section-properties text:dont-balance-text-columns="true" style:writing-mode="lr-tb" style:editable="false">
        <style:columns fo:column-count="0" fo:column-gap="0cm"/>
        <text:notes-configuration text:note-class="footnote"/>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fo:margin-left="0.319cm" fo:margin-right="0.319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6cm" svg:stroke-color="#000000" draw:stroke-linejoin="round" draw:fill="solid" draw:fill-color="#ffffff" draw:textarea-horizontal-align="left" draw:textarea-vertical-align="middle" draw:auto-grow-height="false" fo:padding-top="0.229cm" fo:padding-bottom="0.229cm" fo:padding-left="0.441cm" fo:padding-right="0.441cm" fo:wrap-option="no-wrap" draw:shadow="hidden" style:run-through="foreground"/>
    </style:style>
    <style:style style:name="gr3" style:family="graphic">
      <style:graphic-properties style:run-through="foreground"/>
    </style:style>
    <style:style style:name="gr4" style:family="graphic">
      <style:graphic-properties draw:stroke="none" draw:fill="none" draw:fill-color="#ffffff" draw:textarea-horizontal-align="justify" draw:textarea-vertical-align="middle" draw:auto-grow-height="false" draw:auto-grow-width="false" fo:padding-top="0cm" fo:padding-bottom="0cm" fo:padding-left="0cm" fo:padding-right="0cm" fo:wrap-option="no-wrap" draw:shadow="hidden" style:run-through="foreground"/>
    </style:style>
    <style:style style:name="gr5" style:family="graphic">
      <style:graphic-properties draw:stroke="solid" svg:stroke-width="0.026cm" svg:stroke-color="#000000" draw:stroke-linejoin="round" draw:fill="none" draw:fill-color="#ffffff" draw:textarea-horizontal-align="left" draw:textarea-vertical-align="middle" draw:auto-grow-height="false" fo:padding-top="0.229cm" fo:padding-bottom="0.229cm" fo:padding-left="0.441cm" fo:padding-right="0.441cm" fo:wrap-option="no-wrap" draw:shadow="hidden" style:run-through="foreground"/>
    </style:style>
    <style:style style:name="gr6" style:family="graphic">
      <style:graphic-properties draw:stroke="solid" svg:stroke-width="0.026cm" svg:stroke-color="#000000" draw:stroke-linejoin="round" draw:fill="solid" draw:fill-color="#ffffff" draw:textarea-horizontal-align="justify" draw:textarea-vertical-align="middle" draw:auto-grow-height="false" draw:auto-grow-width="false" fo:padding-top="0cm" fo:padding-bottom="0cm" fo:padding-left="0cm" fo:padding-right="0cm" fo:wrap-option="no-wrap" draw:shadow="hidden" style:run-through="foreground"/>
    </style:style>
    <style:style style:name="gr7" style:family="graphic">
      <style:graphic-properties draw:stroke="dash" draw:stroke-dash="Dash_20_2" svg:stroke-width="0.026cm" svg:stroke-color="#000000" draw:stroke-linejoin="miter" draw:fill="none" draw:fill-color="#ffffff" draw:textarea-horizontal-align="left" draw:textarea-vertical-align="top" draw:auto-grow-height="false" fo:padding-top="0.229cm" fo:padding-bottom="0.229cm" fo:padding-left="0.441cm" fo:padding-right="0.441cm" fo:wrap-option="no-wrap" draw:shadow="hidden" style:run-through="foreground"/>
    </style:style>
    <style:style style:name="gr8" style:family="graphic">
      <style:graphic-properties draw:stroke="none" draw:fill="solid" draw:fill-color="#ffffff" draw:textarea-horizontal-align="justify" draw:textarea-vertical-align="middle" draw:auto-grow-height="false" draw:auto-grow-width="false" fo:padding-top="0cm" fo:padding-bottom="0cm" fo:padding-left="0cm" fo:padding-right="0cm" fo:wrap-option="no-wrap" draw:shadow="hidden" style:run-through="foreground"/>
    </style:style>
    <style:style style:name="gr9" style:family="graphic">
      <style:graphic-properties draw:stroke="dash" draw:stroke-dash="Dash_20_2" svg:stroke-width="0.026cm" svg:stroke-color="#000000" draw:stroke-linejoin="round" draw:fill="solid" draw:fill-color="#ffffff" draw:textarea-horizontal-align="left" draw:textarea-vertical-align="middle" draw:auto-grow-height="false" fo:padding-top="0.229cm" fo:padding-bottom="0.229cm" fo:padding-left="0.441cm" fo:padding-right="0.441cm" fo:wrap-option="no-wrap" draw:shadow="hidden" fo:margin-left="0.319cm" fo:margin-right="0.319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10" style:family="graphic">
      <style:graphic-properties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11" style:family="graphic">
      <style:graphic-properties draw:stroke="solid" svg:stroke-width="0.026cm" svg:stroke-color="#000000" draw:stroke-linejoin="round" draw:fill="solid" draw:fill-color="#ffffff" draw:textarea-horizontal-align="left" draw:textarea-vertical-align="middle" draw:auto-grow-height="false" fo:padding-top="0cm" fo:padding-bottom="0cm" fo:padding-left="0cm" fo:padding-right="0cm" fo:wrap-option="no-wrap" draw:shadow="hidden" style:run-through="foreground"/>
    </style:style>
    <style:style style:name="gr12" style:family="graphic">
      <style:graphic-properties draw:stroke="none" draw:fill="none" draw:fill-color="#ffffff" draw:textarea-horizontal-align="justify" draw:textarea-vertical-align="middle" draw:auto-grow-height="false" draw:auto-grow-width="false" fo:padding-top="0cm" fo:padding-bottom="0cm" fo:padding-left="0cm" fo:padding-right="0cm" style:run-through="foreground"/>
    </style:style>
    <style:style style:name="gr13" style:family="graphic">
      <style:graphic-properties draw:stroke="solid" svg:stroke-width="0.049cm" svg:stroke-color="#000000" draw:stroke-linejoin="round" draw:fill="solid" draw:fill-color="#ffffff" draw:textarea-horizontal-align="justify" draw:textarea-vertical-align="middle" draw:auto-grow-height="false" draw:auto-grow-width="false" fo:padding-top="0.025cm" fo:padding-bottom="0.025cm" fo:padding-left="0.025cm" fo:padding-right="0.025cm" fo:wrap-option="no-wrap" draw:shadow="hidden" style:run-through="foreground"/>
    </style:style>
    <style:style style:name="gr14" style:family="graphic">
      <style:graphic-properties draw:stroke="solid" svg:stroke-width="0.026cm" svg:stroke-color="#000000" draw:stroke-linejoin="round" draw:fill="solid" draw:fill-color="#ffff00" draw:textarea-horizontal-align="left" draw:textarea-vertical-align="middle" draw:auto-grow-height="false" fo:padding-top="0.229cm" fo:padding-bottom="0.229cm" fo:padding-left="0.441cm" fo:padding-right="0.441cm" fo:wrap-option="no-wrap" draw:shadow="hidden" style:run-through="foregroun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sign Document for</text:p>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P2"><text:span text:style-name="T1">-</text:span><text:span text:style-name="T2"> Project 0 </text:span><text:span text:style-name="T1">-</text:span></text:p>
      <text:p text:style-name="P3">"2D Design Basics"</text:p>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Game by Asmodehn, XorfacX, and AceMelchior</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4">Table of Contents</text:p>
          </text:index-title>
          <text:p text:style-name="P5"><text:s/><text:tab/>2</text:p>
          <text:p text:style-name="P5">Design History<text:tab/>3</text:p>
          <text:p text:style-name="P6">Version 0.01 by XorfacX<text:tab/>3</text:p>
          <text:p text:style-name="P5">Characters<text:tab/>4</text:p>
          <text:p text:style-name="P6">Player Characters<text:tab/>4</text:p>
          <text:p text:style-name="P6">Non Players characters<text:tab/>5</text:p>
          <text:p text:style-name="P5">Knowledge Book<text:tab/>6</text:p>
          <text:p text:style-name="P6">Overview<text:tab/>6</text:p>
          <text:p text:style-name="P6">Interfaces<text:tab/>6</text:p>
          <text:p text:style-name="P7">Character Resume Interface<text:tab/>6</text:p>
          <text:p text:style-name="P7">Perks Knowledge Book Interface<text:tab/>7</text:p>
          <text:p text:style-name="P7">Skills Knowledge Book Interface<text:tab/>7</text:p>
          <text:p text:style-name="P7">Magic Knowledge Book Interface<text:tab/>8</text:p>
          <text:p text:style-name="P5">Experience<text:tab/>9</text:p>
          <text:p text:style-name="P6">Overview<text:tab/>9</text:p>
          <text:p text:style-name="P6">Details<text:tab/>9</text:p>
          <text:p text:style-name="P6">Levels<text:tab/>9</text:p>
          <text:p text:style-name="P5">Character Input<text:tab/>10</text:p>
          <text:p text:style-name="P5">Rendering System<text:tab/>11</text:p>
        </text:index-body>
      </text:table-of-content>
      <text:h text:style-name="P8" text:outline-level="1"><text:s/></text:h>
      <text:section text:style-name="Sect2" text:name="Section2">
        <text:h text:style-name="P9" text:outline-level="1">Design History</text:h>
        <text:h text:style-name="P10" text:outline-level="2">Version 0.01 by XorfacX</text:h>
        <text:p text:style-name="P11">First version, expected to be read by other involved people and coded to test engine and motivate people.</text:p>
        <text:p text:style-name="P12"/>
        <text:p text:style-name="P12">Game Overview</text:p>
        <text:p text:style-name="P12"/>
        <text:p text:style-name="P13">This document is a design document to help creators of the game "Project0".</text:p>
        <text:p text:style-name="P13">It's the first step to achieved for the project.</text:p>
        <text:p text:style-name="P13"/>
        <text:p text:style-name="P13">The game will take place in a 2D universe with no network management, no physical engine and no advanced IA.</text:p>
        <text:p text:style-name="P13"/>
        <text:p text:style-name="P13">The player will control one avatar designed in 2D and fight monsters which appears randomly on the battlefield.</text:p>
        <text:p text:style-name="P13"/>
        <text:p text:style-name="P13">A hot seat mode will also be available to play with only one other person on the same computer.</text:p>
        <text:p text:style-name="P11"/>
        <text:p text:style-name="P13">The main focus is to test the 2D engine, implement user's inputs and test user interfaces. <text:span text:style-name="T3">Local keyboard definition (french, english, ...) will be managed.</text:span></text:p>
        <text:p text:style-name="P13"/>
        <text:p text:style-name="P13">There are no character creation and only simple fights will be implemented.</text:p>
        <text:p text:style-name="P13"/>
        <text:p text:style-name="P13">The game take place on a small fixed battlefield of 40x40 square where characters occupy a place of one square.</text:p>
        <text:p text:style-name="P14"/>
        <text:p text:style-name="P14">There <text:s/>are no climate management nor day and night cycle, time and so on.</text:p>
        <text:p text:style-name="P14"/>
        <text:p text:style-name="P14">Quests are non presents.</text:p>
        <text:p text:style-name="P14"/>
        <text:p text:style-name="P14">No music and sfx management.</text:p>
        <text:p text:style-name="P14"/>
        <text:p text:style-name="P14"/>
        <text:p text:style-name="P15"/>
        <text:h text:style-name="P16" text:outline-level="2"/>
        <text:h text:style-name="P9" text:outline-level="1">Characters</text:h>
        <text:p text:style-name="P11">Players and monsters will be able to move in all the direction, ie up, left, right, down and all diagonals.</text:p>
        <text:p text:style-name="P11">Players will be able to go on the same square but not on monster's square until they are dead. It's exactly the same from monsters but PC can't died.</text:p>
        <text:p text:style-name="P11">No one leave the battlefield by the limits of the field.</text:p>
        <text:h text:style-name="P16" text:outline-level="2">Player Characters</text:h>
        <text:p text:style-name="P17">There are no character creation. Every time the game is launch you can choose between one and two players. Each character begin with 0 Xp, 10 HP and 10 MP. Player's have no life management and so no recovery management. Nor magic neither death exist for PC.</text:p>
        <text:p text:style-name="P17"/>
        <text:p text:style-name="P18">Attributes, skills, ladders, masterisation, resistance and armor are only present to test interface <text:span text:style-name="T4">and testing a little bit of the character's importation process. They </text:span>have no influence at all on the game world, fights, ... !</text:p>
        <text:p text:style-name="P19"/>
        <text:p text:style-name="P19">Attributes are <text:span text:style-name="T5">Strength (STR), Constitution (CON), </text:span>Dexterity (DEX), <text:span text:style-name="T6">Intelligence (INT), </text:span><text:span text:style-name="T7">Charisma/Wisdom (CHA/WIS)</text:span><text:span text:style-name="T8">.</text:span></text:p>
        <text:p text:style-name="P20"/>
        <text:p text:style-name="P21"><text:span text:style-name="T9">Skills are: Bare Hands, One handed Weapon, Two handed Weapon, Shield, </text:span>Crossbow, Bow, Throw Weapon, Magic.</text:p>
        <text:p text:style-name="P20"/>
        <text:p text:style-name="P20">Skills Ladder are locked to 0%, Trainee</text:p>
        <text:p text:style-name="P11"/>
        <text:p text:style-name="P19">Global Masterisation are: Global Weapon/Shields Masterisation, Global Magic Masterisation</text:p>
        <text:p text:style-name="P22"/>
        <text:p text:style-name="P11"><text:span text:style-name="T3">Global Masterisation ladder </text:span><text:span text:style-name="T10">are </text:span><text:span text:style-name="T11">locked to -100%, <text:s/>Ass</text:span></text:p>
        <text:p text:style-name="WW-Default"/>
        <text:p text:style-name="WW-Default">Local weapon masterisation<text:span text:style-name="T12"> </text:span><text:span text:style-name="T13">are </text:span><text:span text:style-name="T14">locked to 0%</text:span></text:p>
        <text:p text:style-name="P11"/>
        <text:p text:style-name="P23">Resistances are: Disease resistance, Poison resistance and magic resistance (fire, earth, water, air). They have all a value of 0.</text:p>
        <text:p text:style-name="P23"/>
        <text:p text:style-name="P23">Armor's values will be 10.</text:p>
        <text:p text:style-name="P24"/>
        <text:p text:style-name="P23">Player's will get a melee weapon that does 10 damage at contact and a distant weapon that does 10 damage at 2 square or less distance square in all directions. If they miss at distance, the arrow disappears.</text:p>
        <text:p text:style-name="P23"/>
        <text:p text:style-name="P23"/>
        <text:p text:style-name="P23">When you leave the battlefield, the character is saved and will be load automatically on the next play but player one will always be load as player one and the second player as the second.</text:p>
        <text:p text:style-name="P23"/>
        <text:h text:style-name="P25" text:outline-level="2">Non Players characters</text:h>
        <text:p text:style-name="P11">There are only one type of NPC: monsters that randomly appear on the battlefield. They appears at least at 3 square or more from each PC in each directions. They move in all directions randomly each seconds.</text:p>
        <text:p text:style-name="P11"/>
        <text:p text:style-name="P11">They have 10 HP and will be killed when hit by the players. When killed they disappear from the battlefield.</text:p>
        <text:p text:style-name="P11"/>
        <text:p text:style-name="P11">They don't attacked.</text:p>
        <text:p text:style-name="P11"/>
        <text:p text:style-name="P11">Each dead monsters give 100XP to there killers.</text:p>
        <text:h text:style-name="P26" text:outline-level="1">Knowledge Book</text:h>
        <text:h text:style-name="Heading_20_2" text:outline-level="2">Overview</text:h>
        <text:p text:style-name="WW-Default">The knowledge book is as his name tell it a resume of your knowledge. He log everything of the game: character resume, skills, perks, magic, conversation, quests with their status. AS in this version many things won't evolve, he'll be present to testing and design purpose only.</text:p>
        <text:h text:style-name="P16" text:outline-level="2">Interfaces</text:h>
        <text:h text:style-name="Heading_20_3" text:outline-level="3">Character Resume <text:span text:style-name="T15">Interface</text:span></text:h>
        <text:p text:style-name="WW-Default"><draw:g text:anchor-type="char" draw:z-index="4" draw:style-name="gr1"><draw:custom-shape draw:style-name="gr2" draw:text-style-name="P27" svg:width="16.017cm" svg:height="13.644cm" svg:x="0.614cm" svg:y="0.275cm"><text:p/><draw:enhanced-geometry svg:viewBox="0 0 21600 21600" draw:type="rectangle" draw:enhanced-path="M 0 0 L 21600 0 21600 21600 0 21600 0 0 Z N"/></draw:custom-shape><draw:g draw:style-name="gr3"><draw:frame draw:style-name="gr4" draw:text-style-name="P27" svg:width="1.798cm" svg:height="0.424cm" svg:x="1.258cm" svg:y="4.754cm"><draw:text-box><text:p text:style-name="P27"><text:span text:style-name="T16">Player Name</text:span></text:p></draw:text-box></draw:frame><draw:g draw:style-name="gr3"><draw:frame draw:style-name="gr4" draw:text-style-name="P27" svg:width="1.798cm" svg:height="0.424cm" svg:x="2.247cm" svg:y="5.177cm"><draw:text-box><text:p text:style-name="P27"><text:span text:style-name="T16">Player Level</text:span></text:p></draw:text-box></draw:frame><draw:frame draw:style-name="gr4" draw:text-style-name="P27" svg:width="1.798cm" svg:height="0.424cm" svg:x="1.258cm" svg:y="5.177cm"><draw:text-box><text:p text:style-name="P27"><text:span text:style-name="T17">Level:</text:span></text:p></draw:text-box></draw:frame></draw:g><draw:g draw:style-name="gr3"><draw:frame draw:style-name="gr4" draw:text-style-name="P27" svg:width="4.506cm" svg:height="0.385cm" svg:x="3.674cm" svg:y="6.447cm"><draw:text-box><text:p text:style-name="P27"><text:span text:style-name="T16">Numbers of learning points available</text:span></text:p></draw:text-box></draw:frame><draw:frame draw:style-name="gr4" draw:text-style-name="P27" svg:width="2.648cm" svg:height="0.424cm" svg:x="1.237cm" svg:y="6.447cm"><draw:text-box><text:p text:style-name="P27"><text:span text:style-name="T17">Learning Points:</text:span></text:p></draw:text-box></draw:frame></draw:g><draw:g draw:style-name="gr3"><draw:frame draw:style-name="gr4" draw:text-style-name="P27" svg:width="1.798cm" svg:height="0.424cm" svg:x="1.254cm" svg:y="7.44cm"><draw:text-box><text:p text:style-name="P27"><text:span text:style-name="T17">Mana:</text:span></text:p></draw:text-box></draw:frame><draw:frame draw:style-name="gr4" draw:text-style-name="P27" svg:width="5.635cm" svg:height="0.424cm" svg:x="2.23cm" svg:y="7.44cm"><draw:text-box><text:p text:style-name="P27"><text:span text:style-name="T16">Actual MP </text:span><text:span text:style-name="T17">/</text:span><text:span text:style-name="T16"> Mana Points Max</text:span></text:p></draw:text-box></draw:frame></draw:g><draw:g draw:style-name="gr3"><draw:frame draw:style-name="gr4" draw:text-style-name="P27" svg:width="1.798cm" svg:height="0.424cm" svg:x="1.254cm" svg:y="7.017cm"><draw:text-box><text:p text:style-name="P27"><text:span text:style-name="T17">Health:</text:span></text:p></draw:text-box></draw:frame><draw:frame draw:style-name="gr4" draw:text-style-name="P27" svg:width="4.848cm" svg:height="0.424cm" svg:x="2.41cm" svg:y="7.017cm"><draw:text-box><text:p text:style-name="P27"><text:span text:style-name="T16">Actual HP </text:span><text:span text:style-name="T17">/</text:span><text:span text:style-name="T16"> Health Points Max</text:span></text:p></draw:text-box></draw:frame></draw:g><draw:g draw:style-name="gr3"><draw:frame draw:style-name="gr4" draw:text-style-name="P27" svg:width="1.798cm" svg:height="0.424cm" svg:x="3.299cm" svg:y="4.754cm"><draw:text-box><text:p text:style-name="P27"><text:span text:style-name="T17">Title: </text:span></text:p></draw:text-box></draw:frame><draw:frame draw:style-name="gr4" draw:text-style-name="P27" svg:width="1.798cm" svg:height="0.424cm" svg:x="4.147cm" svg:y="4.754cm"><draw:text-box><text:p text:style-name="P27"><text:span text:style-name="T16">Player Title</text:span></text:p></draw:text-box></draw:frame></draw:g><draw:g draw:style-name="gr3"><draw:frame draw:style-name="gr4" draw:text-style-name="P27" svg:width="1.798cm" svg:height="0.424cm" svg:x="1.258cm" svg:y="5.6cm"><draw:text-box><text:p text:style-name="P27"><text:span text:style-name="T17">Experience:</text:span></text:p></draw:text-box></draw:frame><draw:frame draw:style-name="gr4" draw:text-style-name="P27" svg:width="2.405cm" svg:height="0.424cm" svg:x="2.955cm" svg:y="5.6cm"><draw:text-box><text:p text:style-name="P27"><text:span text:style-name="T16">Actual Experience</text:span></text:p></draw:text-box></draw:frame></draw:g><draw:g draw:style-name="gr3"><draw:frame draw:style-name="gr4" draw:text-style-name="P27" svg:width="1.798cm" svg:height="0.424cm" svg:x="1.258cm" svg:y="6.024cm"><draw:text-box><text:p text:style-name="P27"><text:span text:style-name="T17">Next Level:</text:span></text:p></draw:text-box></draw:frame><draw:frame draw:style-name="gr4" draw:text-style-name="P27" svg:width="5.192cm" svg:height="0.424cm" svg:x="2.955cm" svg:y="6.024cm"><draw:text-box><text:p text:style-name="P27"><text:span text:style-name="T16">Experience Needed To Achieve Next Lvl</text:span></text:p></draw:text-box></draw:frame></draw:g><draw:g draw:style-name="gr3"><draw:custom-shape draw:style-name="gr5" draw:text-style-name="P27" svg:width="7.213cm" svg:height="3.693cm" svg:x="0.967cm" svg:y="4.171cm"><text:p/><draw:enhanced-geometry svg:viewBox="0 0 21600 21600" draw:type="rectangle" draw:enhanced-path="M 0 0 L 21600 0 21600 21600 0 21600 0 0 Z N"/></draw:custom-shape><draw:frame draw:style-name="gr6" draw:text-style-name="P28" svg:width="3.737cm" svg:height="0.399cm" svg:x="2.754cm" svg:y="4.007cm"><draw:text-box><text:p text:style-name="P28"><text:span text:style-name="T18">Character Profile</text:span></text:p></draw:text-box></draw:frame></draw:g></draw:g><draw:g draw:style-name="gr3"><draw:g draw:style-name="gr3"><draw:frame draw:style-name="gr4" draw:text-style-name="P27" svg:width="1.355cm" svg:height="0.424cm" svg:x="1.332cm" svg:y="8.687cm"><draw:text-box><text:p text:style-name="P27"><text:span text:style-name="T17">STR:</text:span></text:p></draw:text-box></draw:frame><draw:frame draw:style-name="gr4" draw:text-style-name="P27" svg:width="1.798cm" svg:height="0.424cm" svg:x="2.179cm" svg:y="8.687cm"><draw:text-box><text:p text:style-name="P27"><text:span text:style-name="T16">Strength Value</text:span></text:p></draw:text-box></draw:frame></draw:g><draw:g draw:style-name="gr3"><draw:frame draw:style-name="gr4" draw:text-style-name="P27" svg:width="1.223cm" svg:height="0.424cm" svg:x="4.641cm" svg:y="8.687cm"><draw:text-box><text:p text:style-name="P27"><text:span text:style-name="T17">CON:</text:span></text:p></draw:text-box></draw:frame><draw:frame draw:style-name="gr4" draw:text-style-name="P27" svg:width="2.551cm" svg:height="0.523cm" svg:x="5.507cm" svg:y="8.687cm"><draw:text-box><text:p text:style-name="P27"><text:span text:style-name="T16">Constitution Value</text:span></text:p></draw:text-box></draw:frame></draw:g><draw:g draw:style-name="gr3"><draw:frame draw:style-name="gr4" draw:text-style-name="P27" svg:width="1.96cm" svg:height="0.424cm" svg:x="1.33cm" svg:y="9.131cm"><draw:text-box><text:p text:style-name="P27"><text:span text:style-name="T17">DEX:</text:span></text:p></draw:text-box></draw:frame><draw:frame draw:style-name="gr4" draw:text-style-name="P27" svg:width="2.082cm" svg:height="0.424cm" svg:x="2.18cm" svg:y="9.131cm"><draw:text-box><text:p text:style-name="P27"><text:span text:style-name="T16">Dexterity Value</text:span></text:p></draw:text-box></draw:frame></draw:g><draw:g draw:style-name="gr3"><draw:frame draw:style-name="gr4" draw:text-style-name="P27" svg:width="0.89cm" svg:height="0.424cm" svg:x="4.643cm" svg:y="9.11cm"><draw:text-box><text:p text:style-name="P27"><text:span text:style-name="T17">INT:</text:span></text:p></draw:text-box></draw:frame><draw:frame draw:style-name="gr4" draw:text-style-name="P27" svg:width="2.364cm" svg:height="0.544cm" svg:x="5.532cm" svg:y="9.11cm"><draw:text-box><text:p text:style-name="P27"><text:span text:style-name="T16">Intelligence Value</text:span></text:p></draw:text-box></draw:frame></draw:g><draw:g draw:style-name="gr3"><draw:frame draw:style-name="gr4" draw:text-style-name="P27" svg:width="1.96cm" svg:height="0.424cm" svg:x="1.33cm" svg:y="9.555cm"><draw:text-box><text:p text:style-name="P27"><text:span text:style-name="T17">CHA:</text:span></text:p></draw:text-box></draw:frame><draw:frame draw:style-name="gr4" draw:text-style-name="P27" svg:width="2.082cm" svg:height="0.424cm" svg:x="2.18cm" svg:y="9.555cm"><draw:text-box><text:p text:style-name="P27"><text:span text:style-name="T16">Charisma Value</text:span></text:p></draw:text-box></draw:frame></draw:g><draw:g draw:style-name="gr3"><draw:custom-shape draw:style-name="gr5" draw:text-style-name="P27" svg:width="7.233cm" svg:height="1.678cm" svg:x="0.967cm" svg:y="8.34cm"><text:p/><draw:enhanced-geometry svg:viewBox="0 0 21600 21600" draw:type="rectangle" draw:enhanced-path="M 0 0 L 21600 0 21600 21600 0 21600 0 0 Z N"/></draw:custom-shape><draw:frame draw:style-name="gr6" draw:text-style-name="P28" svg:width="3.737cm" svg:height="0.424cm" svg:x="2.764cm" svg:y="8.103cm"><draw:text-box><text:p text:style-name="P28"><text:span text:style-name="T18">Attributes</text:span></text:p></draw:text-box></draw:frame></draw:g></draw:g><draw:g draw:style-name="gr3"><draw:g draw:style-name="gr3"><draw:custom-shape draw:style-name="gr5" draw:text-style-name="P27" svg:width="7.758cm" svg:height="4.924cm" svg:x="8.55cm" svg:y="0.628cm"><text:p/><draw:enhanced-geometry svg:viewBox="0 0 21600 21600" draw:type="rectangle" draw:enhanced-path="M 0 0 L 21600 0 21600 21600 0 21600 0 0 Z N"/></draw:custom-shape><draw:frame draw:style-name="gr6" draw:text-style-name="P28" svg:width="3.737cm" svg:height="0.405cm" svg:x="10.508cm" svg:y="0.4cm"><draw:text-box><text:p text:style-name="P28"><text:span text:style-name="T18">Skills</text:span></text:p></draw:text-box></draw:frame></draw:g><draw:g draw:style-name="gr3"><draw:frame draw:style-name="gr4" draw:text-style-name="P27" svg:width="2.102cm" svg:height="0.424cm" svg:x="8.933cm" svg:y="1.614cm"><draw:text-box><text:p text:style-name="P27"><text:span text:style-name="T17">One Handed:</text:span></text:p></draw:text-box></draw:frame><draw:frame draw:style-name="gr4" draw:text-style-name="P27" svg:width="1.232cm" svg:height="0.424cm" svg:x="10.936cm" svg:y="1.614cm"><draw:text-box><text:p text:style-name="P27"><text:span text:style-name="T16">1H Value</text:span></text:p></draw:text-box></draw:frame><draw:frame draw:style-name="gr4" draw:text-style-name="P29" svg:width="2.1cm" svg:height="0.424cm" svg:x="13.864cm" svg:y="1.614cm"><draw:text-box><text:p text:style-name="P29"><text:span text:style-name="T16">1H Ladder Title</text:span></text:p></draw:text-box></draw:frame><draw:frame draw:style-name="gr4" draw:text-style-name="P27" svg:width="0.405cm" svg:height="0.424cm" svg:x="12.531cm" svg:y="1.614cm"><draw:text-box><text:p text:style-name="P27"><text:span text:style-name="T17">%</text:span></text:p></draw:text-box></draw:frame></draw:g><draw:g draw:style-name="gr3"><draw:frame draw:style-name="gr4" draw:text-style-name="P27" svg:width="2.102cm" svg:height="0.424cm" svg:x="8.933cm" svg:y="2.037cm"><draw:text-box><text:p text:style-name="P27"><text:span text:style-name="T17">Two Handed:</text:span></text:p></draw:text-box></draw:frame><draw:frame draw:style-name="gr4" draw:text-style-name="P27" svg:width="1.232cm" svg:height="0.424cm" svg:x="10.936cm" svg:y="2.037cm"><draw:text-box><text:p text:style-name="P27"><text:span text:style-name="T16">2H Value</text:span></text:p></draw:text-box></draw:frame><draw:frame draw:style-name="gr4" draw:text-style-name="P29" svg:width="2.241cm" svg:height="0.424cm" svg:x="13.723cm" svg:y="2.037cm"><draw:text-box><text:p text:style-name="P29"><text:span text:style-name="T16">2H Ladder Title</text:span></text:p></draw:text-box></draw:frame><draw:frame draw:style-name="gr4" draw:text-style-name="P27" svg:width="0.405cm" svg:height="0.424cm" svg:x="12.531cm" svg:y="2.037cm"><draw:text-box><text:p text:style-name="P27"><text:span text:style-name="T17">%</text:span></text:p></draw:text-box></draw:frame></draw:g><draw:g draw:style-name="gr3"><draw:frame draw:style-name="gr4" draw:text-style-name="P27" svg:width="2.102cm" svg:height="0.424cm" svg:x="8.952cm" svg:y="2.7cm"><draw:text-box><text:p text:style-name="P27"><text:span text:style-name="T17">Shield:</text:span></text:p></draw:text-box></draw:frame><draw:frame draw:style-name="gr4" draw:text-style-name="P27" svg:width="1.594cm" svg:height="0.424cm" svg:x="10.755cm" svg:y="2.7cm"><draw:text-box><text:p text:style-name="P27"><text:span text:style-name="T16">Shield Value</text:span></text:p></draw:text-box></draw:frame><draw:frame draw:style-name="gr4" draw:text-style-name="P29" svg:width="2.403cm" svg:height="0.424cm" svg:x="13.561cm" svg:y="2.7cm"><draw:text-box><text:p text:style-name="P29"><text:span text:style-name="T16">Shield Ladder Title</text:span></text:p></draw:text-box></draw:frame><draw:frame draw:style-name="gr4" draw:text-style-name="P27" svg:width="0.405cm" svg:height="0.424cm" svg:x="12.529cm" svg:y="2.7cm"><draw:text-box><text:p text:style-name="P27"><text:span text:style-name="T17">%</text:span></text:p></draw:text-box></draw:frame></draw:g><draw:g draw:style-name="gr3"><draw:frame draw:style-name="gr4" draw:text-style-name="P27" svg:width="2.102cm" svg:height="0.424cm" svg:x="8.952cm" svg:y="3.362cm"><draw:text-box><text:p text:style-name="P27"><text:span text:style-name="T17">Crossbow:</text:span></text:p></draw:text-box></draw:frame><draw:frame draw:style-name="gr4" draw:text-style-name="P28" svg:width="1.962cm" svg:height="0.424cm" svg:x="10.388cm" svg:y="3.362cm"><draw:text-box><text:p text:style-name="P28"><text:span text:style-name="T16">Crossbow Value</text:span></text:p></draw:text-box></draw:frame><draw:frame draw:style-name="gr4" draw:text-style-name="P29" svg:width="2.768cm" svg:height="0.424cm" svg:x="13.194cm" svg:y="3.362cm"><draw:text-box><text:p text:style-name="P29"><text:span text:style-name="T16">Crossbow Ladder Title</text:span></text:p></draw:text-box></draw:frame><draw:frame draw:style-name="gr4" draw:text-style-name="P27" svg:width="0.405cm" svg:height="0.424cm" svg:x="12.508cm" svg:y="3.362cm"><draw:text-box><text:p text:style-name="P27"><text:span text:style-name="T17">%</text:span></text:p></draw:text-box></draw:frame></draw:g><draw:g draw:style-name="gr3"><draw:frame draw:style-name="gr4" draw:text-style-name="P27" svg:width="1.315cm" svg:height="0.424cm" svg:x="8.952cm" svg:y="3.785cm"><draw:text-box><text:p text:style-name="P27"><text:span text:style-name="T17">Bow:</text:span></text:p></draw:text-box></draw:frame><draw:frame draw:style-name="gr4" draw:text-style-name="P27" svg:width="1.594cm" svg:height="0.424cm" svg:x="10.755cm" svg:y="3.785cm"><draw:text-box><text:p text:style-name="P27"><text:span text:style-name="T16">Bow Value</text:span></text:p></draw:text-box></draw:frame><draw:frame draw:style-name="gr4" draw:text-style-name="P29" svg:width="2.403cm" svg:height="0.424cm" svg:x="13.561cm" svg:y="3.785cm"><draw:text-box><text:p text:style-name="P29"><text:span text:style-name="T16">Bow Ladder Title</text:span></text:p></draw:text-box></draw:frame><draw:frame draw:style-name="gr4" draw:text-style-name="P27" svg:width="0.405cm" svg:height="0.424cm" svg:x="12.508cm" svg:y="3.785cm"><draw:text-box><text:p text:style-name="P27"><text:span text:style-name="T17">%</text:span></text:p></draw:text-box></draw:frame></draw:g><draw:g draw:style-name="gr3"><draw:frame draw:style-name="gr4" draw:text-style-name="P27" svg:width="2.505cm" svg:height="0.424cm" svg:x="8.954cm" svg:y="4.208cm"><draw:text-box><text:p text:style-name="P27"><text:span text:style-name="T17">Throw:</text:span></text:p></draw:text-box></draw:frame><draw:frame draw:style-name="gr4" draw:text-style-name="P27" svg:width="1.594cm" svg:height="0.424cm" svg:x="10.755cm" svg:y="4.208cm"><draw:text-box><text:p text:style-name="P27"><text:span text:style-name="T16">Throw Value</text:span></text:p></draw:text-box></draw:frame><draw:frame draw:style-name="gr4" draw:text-style-name="P29" svg:width="3.211cm" svg:height="0.743cm" svg:x="12.753cm" svg:y="4.207cm"><draw:text-box><text:p text:style-name="P29"><text:span text:style-name="T16">Throw Weapon Ladder ...Title</text:span></text:p></draw:text-box></draw:frame><draw:frame draw:style-name="gr4" draw:text-style-name="P27" svg:width="0.405cm" svg:height="0.424cm" svg:x="12.508cm" svg:y="4.208cm"><draw:text-box><text:p text:style-name="P27"><text:span text:style-name="T17">%</text:span></text:p></draw:text-box></draw:frame></draw:g><draw:g draw:style-name="gr3"><draw:frame draw:style-name="gr4" draw:text-style-name="P27" svg:width="2.102cm" svg:height="0.424cm" svg:x="8.994cm" svg:y="4.951cm"><draw:text-box><text:p text:style-name="P27"><text:span text:style-name="T17">Magic:</text:span></text:p></draw:text-box></draw:frame><draw:frame draw:style-name="gr4" draw:text-style-name="P27" svg:width="1.594cm" svg:height="0.424cm" svg:x="10.797cm" svg:y="4.951cm"><draw:text-box><text:p text:style-name="P27"><text:span text:style-name="T16">MagicValue</text:span></text:p></draw:text-box></draw:frame></draw:g><draw:g draw:style-name="gr3"><draw:frame draw:style-name="gr4" draw:text-style-name="P27" svg:width="2.102cm" svg:height="0.424cm" svg:x="8.978cm" svg:y="0.989cm"><draw:text-box><text:p text:style-name="P27"><text:span text:style-name="T17">Bare Hands:</text:span></text:p></draw:text-box></draw:frame><draw:frame draw:style-name="gr4" draw:text-style-name="P27" svg:width="2.264cm" svg:height="0.424cm" svg:x="10.756cm" svg:y="0.989cm"><draw:text-box><text:p text:style-name="P27"><text:span text:style-name="T16">Bare Hands Val.</text:span></text:p></draw:text-box></draw:frame><draw:frame draw:style-name="gr4" draw:text-style-name="P29" svg:width="3.23cm" svg:height="0.424cm" svg:x="12.778cm" svg:y="0.989cm"><draw:text-box><text:p text:style-name="P29"><text:span text:style-name="T16">Bare Hands Ladder Title</text:span></text:p></draw:text-box></draw:frame><draw:frame draw:style-name="gr4" draw:text-style-name="P27" svg:width="0.405cm" svg:height="0.424cm" svg:x="12.616cm" svg:y="0.989cm"><draw:text-box><text:p text:style-name="P27"><text:span text:style-name="T17">%</text:span></text:p></draw:text-box></draw:frame></draw:g></draw:g><draw:g draw:style-name="gr3"><draw:frame draw:style-name="gr4" draw:text-style-name="P28" svg:width="3.356cm" svg:height="0.793cm" svg:x="2.792cm" svg:y="1.845cm"><draw:text-box><text:p text:style-name="P28"><text:span text:style-name="T16">Character Visualization Window</text:span></text:p></draw:text-box></draw:frame><draw:custom-shape draw:style-name="gr5" draw:text-style-name="P27" svg:width="7.233cm" svg:height="3.359cm" svg:x="0.977cm" svg:y="0.49cm"><text:p/><draw:enhanced-geometry svg:viewBox="0 0 21600 21600" draw:type="rectangle" draw:enhanced-path="M 0 0 L 21600 0 21600 21600 0 21600 0 0 Z N"/></draw:custom-shape></draw:g><draw:g draw:style-name="gr3"><draw:g draw:style-name="gr3"><draw:custom-shape draw:style-name="gr5" draw:text-style-name="P27" svg:width="7.233cm" svg:height="3.038cm" svg:x="0.956cm" svg:y="10.453cm"><text:p/><draw:enhanced-geometry svg:viewBox="0 0 21600 21600" draw:type="rectangle" draw:enhanced-path="M 0 0 L 21600 0 21600 21600 0 21600 0 0 Z N"/></draw:custom-shape><draw:frame draw:style-name="gr6" draw:text-style-name="P28" svg:width="3.737cm" svg:height="0.475cm" svg:x="2.754cm" svg:y="10.237cm"><draw:text-box><text:p text:style-name="P28"><text:span text:style-name="T18">Resistances</text:span></text:p></draw:text-box></draw:frame></draw:g><draw:g draw:style-name="gr3"><draw:frame draw:style-name="gr4" draw:text-style-name="P27" svg:width="3.634cm" svg:height="0.424cm" svg:x="1.321cm" svg:y="11.257cm"><draw:text-box><text:p text:style-name="P27"><text:span text:style-name="T17">Disease Resistance:</text:span></text:p></draw:text-box></draw:frame><draw:frame draw:style-name="gr4" draw:text-style-name="P29" svg:width="3.313cm" svg:height="0.424cm" svg:x="4.491cm" svg:y="11.278cm"><draw:text-box><text:p text:style-name="P29"><text:span text:style-name="T16">Disease Resistance Value</text:span></text:p></draw:text-box></draw:frame></draw:g><draw:g draw:style-name="gr3"><draw:frame draw:style-name="gr4" draw:text-style-name="P27" svg:width="2.444cm" svg:height="0.424cm" svg:x="1.32cm" svg:y="11.701cm"><draw:text-box><text:p text:style-name="P27"><text:span text:style-name="T17">Fire Resistance:</text:span></text:p></draw:text-box></draw:frame><draw:frame draw:style-name="gr4" draw:text-style-name="P29" svg:width="2.788cm" svg:height="0.424cm" svg:x="5.017cm" svg:y="11.701cm"><draw:text-box><text:p text:style-name="P29"><text:span text:style-name="T16">Fire Resistance Value</text:span></text:p></draw:text-box></draw:frame></draw:g><draw:g draw:style-name="gr3"><draw:frame draw:style-name="gr4" draw:text-style-name="P29" svg:width="3.555cm" svg:height="0.424cm" svg:x="4.248cm" svg:y="12.125cm"><draw:text-box><text:p text:style-name="P29"><text:span text:style-name="T16">Water/Ice Resistance Value</text:span></text:p></draw:text-box></draw:frame><draw:frame draw:style-name="gr4" draw:text-style-name="P27" svg:width="3.252cm" svg:height="0.424cm" svg:x="1.32cm" svg:y="12.125cm"><draw:text-box><text:p text:style-name="P27"><text:span text:style-name="T17">Water/Ice Resistance:</text:span></text:p></draw:text-box></draw:frame></draw:g><draw:g draw:style-name="gr3"><draw:frame draw:style-name="gr4" draw:text-style-name="P27" svg:width="3.555cm" svg:height="0.424cm" svg:x="1.32cm" svg:y="12.548cm"><draw:text-box><text:p text:style-name="P27"><text:span text:style-name="T17">Earth Resistance:</text:span></text:p></draw:text-box></draw:frame><draw:frame draw:style-name="gr4" draw:text-style-name="P29" svg:width="3.476cm" svg:height="0.424cm" svg:x="4.329cm" svg:y="12.548cm"><draw:text-box><text:p text:style-name="P29"><text:span text:style-name="T16">Earth Resistance Value</text:span></text:p></draw:text-box></draw:frame></draw:g><draw:g draw:style-name="gr3"><draw:frame draw:style-name="gr4" draw:text-style-name="P27" svg:width="3.555cm" svg:height="0.424cm" svg:x="1.32cm" svg:y="12.971cm"><draw:text-box><text:p text:style-name="P27"><text:span text:style-name="T17">Air Resistance:</text:span></text:p></draw:text-box></draw:frame><draw:frame draw:style-name="gr4" draw:text-style-name="P29" svg:width="3.476cm" svg:height="0.424cm" svg:x="4.329cm" svg:y="12.971cm"><draw:text-box><text:p text:style-name="P29"><text:span text:style-name="T16">Air Resistance Value</text:span></text:p></draw:text-box></draw:frame></draw:g><draw:g draw:style-name="gr3"><draw:frame draw:style-name="gr4" draw:text-style-name="P27" svg:width="3.634cm" svg:height="0.424cm" svg:x="1.321cm" svg:y="10.834cm"><draw:text-box><text:p text:style-name="P27"><text:span text:style-name="T17">Poison Resistance:</text:span></text:p></draw:text-box></draw:frame><draw:frame draw:style-name="gr4" draw:text-style-name="P29" svg:width="3.313cm" svg:height="0.424cm" svg:x="4.491cm" svg:y="10.855cm"><draw:text-box><text:p text:style-name="P29"><text:span text:style-name="T16">Poison Resistance Value</text:span></text:p></draw:text-box></draw:frame></draw:g></draw:g><draw:g draw:style-name="gr3"><draw:g draw:style-name="gr3"><draw:frame draw:style-name="gr4" draw:text-style-name="P27" svg:width="2.102cm" svg:height="0.424cm" svg:x="8.874cm" svg:y="6.763cm"><draw:text-box><text:p text:style-name="P27"><text:span text:style-name="T17">Bare Hands:</text:span></text:p></draw:text-box></draw:frame><draw:frame draw:style-name="gr4" draw:text-style-name="P27" svg:width="2.102cm" svg:height="0.424cm" svg:x="10.654cm" svg:y="6.763cm"><draw:text-box><text:p text:style-name="P27"><text:span text:style-name="T16">Bare hands Value</text:span></text:p></draw:text-box></draw:frame><draw:frame draw:style-name="gr4" draw:text-style-name="P29" svg:width="3.236cm" svg:height="0.424cm" svg:x="12.67cm" svg:y="6.763cm"><draw:text-box><text:p text:style-name="P29"><text:span text:style-name="T16">Bare Hands Ladder Title</text:span></text:p></draw:text-box></draw:frame><draw:frame draw:style-name="gr4" draw:text-style-name="P27" svg:width="0.405cm" svg:height="0.424cm" svg:x="12.668cm" svg:y="6.763cm"><draw:text-box><text:p text:style-name="P27"><text:span text:style-name="T17">%</text:span></text:p></draw:text-box></draw:frame></draw:g><draw:g draw:style-name="gr3"><draw:frame draw:style-name="gr4" draw:text-style-name="P27" svg:width="2.102cm" svg:height="0.424cm" svg:x="8.874cm" svg:y="7.731cm"><draw:text-box><text:p text:style-name="P27"><text:span text:style-name="T17">2H Sword:</text:span></text:p></draw:text-box></draw:frame><draw:frame draw:style-name="gr4" draw:text-style-name="P27" svg:width="2.102cm" svg:height="0.424cm" svg:x="10.472cm" svg:y="7.731cm"><draw:text-box><text:p text:style-name="P27"><text:span text:style-name="T16">2H Sword Value</text:span></text:p></draw:text-box></draw:frame><draw:frame draw:style-name="gr4" draw:text-style-name="P29" svg:width="2.927cm" svg:height="0.424cm" svg:x="12.977cm" svg:y="7.731cm"><draw:text-box><text:p text:style-name="P29"><text:span text:style-name="T16">2H Sword Ladder Title</text:span></text:p></draw:text-box></draw:frame><draw:frame draw:style-name="gr4" draw:text-style-name="P27" svg:width="0.405cm" svg:height="0.424cm" svg:x="12.573cm" svg:y="7.731cm"><draw:text-box><text:p text:style-name="P27"><text:span text:style-name="T17">%</text:span></text:p></draw:text-box></draw:frame></draw:g><draw:g draw:style-name="gr3"><draw:custom-shape draw:style-name="gr5" draw:text-style-name="P27" svg:width="7.758cm" svg:height="7.183cm" svg:x="8.529cm" svg:y="6.302cm"><text:p/><draw:enhanced-geometry svg:viewBox="0 0 21600 21600" draw:type="rectangle" draw:enhanced-path="M 0 0 L 21600 0 21600 21600 0 21600 0 0 Z N"/></draw:custom-shape><draw:frame draw:style-name="gr6" draw:text-style-name="P28" svg:width="3.737cm" svg:height="0.424cm" svg:x="10.486cm" svg:y="6.096cm"><draw:text-box><text:p text:style-name="P28"><text:span text:style-name="T18">Masterisation</text:span></text:p></draw:text-box></draw:frame></draw:g><draw:g draw:style-name="gr3"><draw:frame draw:style-name="gr4" draw:text-style-name="P27" svg:width="2.102cm" svg:height="0.424cm" svg:x="8.874cm" svg:y="8.154cm"><draw:text-box><text:p text:style-name="P27"><text:span text:style-name="T17">1H Chop:</text:span></text:p></draw:text-box></draw:frame><draw:frame draw:style-name="gr4" draw:text-style-name="P27" svg:width="2.102cm" svg:height="0.424cm" svg:x="10.472cm" svg:y="8.154cm"><draw:text-box><text:p text:style-name="P27"><text:span text:style-name="T16">1H Chop Value</text:span></text:p></draw:text-box></draw:frame><draw:frame draw:style-name="gr4" draw:text-style-name="P29" svg:width="2.927cm" svg:height="0.424cm" svg:x="12.977cm" svg:y="8.154cm"><draw:text-box><text:p text:style-name="P29"><text:span text:style-name="T16">1H Chop Ladder Title</text:span></text:p></draw:text-box></draw:frame><draw:frame draw:style-name="gr4" draw:text-style-name="P27" svg:width="0.405cm" svg:height="0.424cm" svg:x="12.573cm" svg:y="8.154cm"><draw:text-box><text:p text:style-name="P27"><text:span text:style-name="T17">%</text:span></text:p></draw:text-box></draw:frame></draw:g><draw:g draw:style-name="gr3"><draw:frame draw:style-name="gr4" draw:text-style-name="P27" svg:width="2.102cm" svg:height="0.424cm" svg:x="8.874cm" svg:y="8.578cm"><draw:text-box><text:p text:style-name="P27"><text:span text:style-name="T17">2H Chop:</text:span></text:p></draw:text-box></draw:frame><draw:frame draw:style-name="gr4" draw:text-style-name="P27" svg:width="2.102cm" svg:height="0.424cm" svg:x="10.472cm" svg:y="8.578cm"><draw:text-box><text:p text:style-name="P27"><text:span text:style-name="T16">2H Chop Value</text:span></text:p></draw:text-box></draw:frame><draw:frame draw:style-name="gr4" draw:text-style-name="P29" svg:width="2.927cm" svg:height="0.424cm" svg:x="12.977cm" svg:y="8.578cm"><draw:text-box><text:p text:style-name="P29"><text:span text:style-name="T16">2H Chop Ladder Title</text:span></text:p></draw:text-box></draw:frame><draw:frame draw:style-name="gr4" draw:text-style-name="P27" svg:width="0.405cm" svg:height="0.424cm" svg:x="12.573cm" svg:y="8.578cm"><draw:text-box><text:p text:style-name="P27"><text:span text:style-name="T17">%</text:span></text:p></draw:text-box></draw:frame></draw:g><draw:g draw:style-name="gr3"><draw:frame draw:style-name="gr4" draw:text-style-name="P27" svg:width="2.102cm" svg:height="0.424cm" svg:x="8.874cm" svg:y="9.001cm"><draw:text-box><text:p text:style-name="P27"><text:span text:style-name="T17">1H Blunt:</text:span></text:p></draw:text-box></draw:frame><draw:frame draw:style-name="gr4" draw:text-style-name="P27" svg:width="2.102cm" svg:height="0.424cm" svg:x="10.472cm" svg:y="9.001cm"><draw:text-box><text:p text:style-name="P27"><text:span text:style-name="T16">1H Blunt Value</text:span></text:p></draw:text-box></draw:frame><draw:frame draw:style-name="gr4" draw:text-style-name="P29" svg:width="2.927cm" svg:height="0.424cm" svg:x="12.977cm" svg:y="9.001cm"><draw:text-box><text:p text:style-name="P29"><text:span text:style-name="T16">1H Blunt Ladder Title</text:span></text:p></draw:text-box></draw:frame><draw:frame draw:style-name="gr4" draw:text-style-name="P27" svg:width="0.405cm" svg:height="0.424cm" svg:x="12.573cm" svg:y="9.001cm"><draw:text-box><text:p text:style-name="P27"><text:span text:style-name="T17">%</text:span></text:p></draw:text-box></draw:frame></draw:g><draw:g draw:style-name="gr3"><draw:frame draw:style-name="gr4" draw:text-style-name="P27" svg:width="2.102cm" svg:height="0.424cm" svg:x="8.874cm" svg:y="9.424cm"><draw:text-box><text:p text:style-name="P27"><text:span text:style-name="T17">2H Blunt:</text:span></text:p></draw:text-box></draw:frame><draw:frame draw:style-name="gr4" draw:text-style-name="P27" svg:width="2.102cm" svg:height="0.424cm" svg:x="10.472cm" svg:y="9.424cm"><draw:text-box><text:p text:style-name="P27"><text:span text:style-name="T16">2H Blunt Value</text:span></text:p></draw:text-box></draw:frame><draw:frame draw:style-name="gr4" draw:text-style-name="P29" svg:width="2.927cm" svg:height="0.424cm" svg:x="12.977cm" svg:y="9.424cm"><draw:text-box><text:p text:style-name="P29"><text:span text:style-name="T16">2H Blunt Ladder Title</text:span></text:p></draw:text-box></draw:frame><draw:frame draw:style-name="gr4" draw:text-style-name="P27" svg:width="0.405cm" svg:height="0.424cm" svg:x="12.573cm" svg:y="9.424cm"><draw:text-box><text:p text:style-name="P27"><text:span text:style-name="T17">%</text:span></text:p></draw:text-box></draw:frame></draw:g><draw:g draw:style-name="gr3"><draw:frame draw:style-name="gr4" draw:text-style-name="P27" svg:width="2.102cm" svg:height="0.424cm" svg:x="8.874cm" svg:y="10.372cm"><draw:text-box><text:p text:style-name="P27"><text:span text:style-name="T17">Stick:</text:span></text:p></draw:text-box></draw:frame><draw:frame draw:style-name="gr4" draw:text-style-name="P27" svg:width="2.102cm" svg:height="0.424cm" svg:x="10.472cm" svg:y="10.372cm"><draw:text-box><text:p text:style-name="P27"><text:span text:style-name="T16">Stick Value</text:span></text:p></draw:text-box></draw:frame><draw:frame draw:style-name="gr4" draw:text-style-name="P29" svg:width="2.927cm" svg:height="0.424cm" svg:x="12.977cm" svg:y="10.372cm"><draw:text-box><text:p text:style-name="P29"><text:span text:style-name="T16">Stick Ladder Title</text:span></text:p></draw:text-box></draw:frame><draw:frame draw:style-name="gr4" draw:text-style-name="P27" svg:width="0.405cm" svg:height="0.424cm" svg:x="12.573cm" svg:y="10.372cm"><draw:text-box><text:p text:style-name="P27"><text:span text:style-name="T17">%</text:span></text:p></draw:text-box></draw:frame></draw:g><draw:g draw:style-name="gr3"><draw:frame draw:style-name="gr4" draw:text-style-name="P27" svg:width="2.423cm" svg:height="0.424cm" svg:x="8.874cm" svg:y="10.938cm"><draw:text-box><text:p text:style-name="P27"><text:span text:style-name="T17">Crossbow:</text:span></text:p></draw:text-box></draw:frame><draw:frame draw:style-name="gr4" draw:text-style-name="P27" svg:width="2.102cm" svg:height="0.424cm" svg:x="10.472cm" svg:y="10.938cm"><draw:text-box><text:p text:style-name="P27"><text:span text:style-name="T16">Crossbow Value</text:span></text:p></draw:text-box></draw:frame><draw:frame draw:style-name="gr4" draw:text-style-name="P29" svg:width="2.927cm" svg:height="0.424cm" svg:x="12.977cm" svg:y="10.938cm"><draw:text-box><text:p text:style-name="P29"><text:span text:style-name="T16">Crossbow Title</text:span></text:p></draw:text-box></draw:frame><draw:frame draw:style-name="gr4" draw:text-style-name="P27" svg:width="0.405cm" svg:height="0.424cm" svg:x="12.573cm" svg:y="10.938cm"><draw:text-box><text:p text:style-name="P27"><text:span text:style-name="T17">%</text:span></text:p></draw:text-box></draw:frame></draw:g><draw:g draw:style-name="gr3"><draw:frame draw:style-name="gr4" draw:text-style-name="P27" svg:width="2.102cm" svg:height="0.424cm" svg:x="8.874cm" svg:y="11.361cm"><draw:text-box><text:p text:style-name="P27"><text:span text:style-name="T17">Bow:</text:span></text:p></draw:text-box></draw:frame><draw:frame draw:style-name="gr4" draw:text-style-name="P27" svg:width="2.102cm" svg:height="0.424cm" svg:x="10.472cm" svg:y="11.361cm"><draw:text-box><text:p text:style-name="P27"><text:span text:style-name="T16">Bow Value</text:span></text:p></draw:text-box></draw:frame><draw:frame draw:style-name="gr4" draw:text-style-name="P29" svg:width="2.927cm" svg:height="0.424cm" svg:x="12.977cm" svg:y="11.361cm"><draw:text-box><text:p text:style-name="P29"><text:span text:style-name="T16">Bow Ladder Title</text:span></text:p></draw:text-box></draw:frame><draw:frame draw:style-name="gr4" draw:text-style-name="P27" svg:width="0.405cm" svg:height="0.424cm" svg:x="12.573cm" svg:y="11.361cm"><draw:text-box><text:p text:style-name="P27"><text:span text:style-name="T17">%</text:span></text:p></draw:text-box></draw:frame></draw:g><draw:g draw:style-name="gr3"><draw:frame draw:style-name="gr4" draw:text-style-name="P27" svg:width="2.102cm" svg:height="0.424cm" svg:x="8.874cm" svg:y="11.784cm"><draw:text-box><text:p text:style-name="P27"><text:span text:style-name="T17">Throw:</text:span></text:p></draw:text-box></draw:frame><draw:frame draw:style-name="gr4" draw:text-style-name="P27" svg:width="2.712cm" svg:height="0.424cm" svg:x="9.862cm" svg:y="11.784cm"><draw:text-box><text:p text:style-name="P27"><text:span text:style-name="T16">Throw Weapon Value</text:span></text:p></draw:text-box></draw:frame><draw:frame draw:style-name="gr4" draw:text-style-name="P29" svg:width="3.273cm" svg:height="0.743cm" svg:x="12.668cm" svg:y="11.783cm"><draw:text-box><text:p text:style-name="P29"><text:span text:style-name="T16">Throw Weapon Ladder ...Title</text:span></text:p></draw:text-box></draw:frame><draw:frame draw:style-name="gr4" draw:text-style-name="P27" svg:width="0.405cm" svg:height="0.424cm" svg:x="12.573cm" svg:y="11.784cm"><draw:text-box><text:p text:style-name="P27"><text:span text:style-name="T17">%</text:span></text:p></draw:text-box></draw:frame></draw:g><draw:g draw:style-name="gr3"><draw:frame draw:style-name="gr4" draw:text-style-name="P27" svg:width="2.102cm" svg:height="0.424cm" svg:x="8.874cm" svg:y="12.527cm"><draw:text-box><text:p text:style-name="P27"><text:span text:style-name="T17">Shield:</text:span></text:p></draw:text-box></draw:frame><draw:frame draw:style-name="gr4" draw:text-style-name="P27" svg:width="2.102cm" svg:height="0.424cm" svg:x="10.472cm" svg:y="12.527cm"><draw:text-box><text:p text:style-name="P27"><text:span text:style-name="T16">Shield Value</text:span></text:p></draw:text-box></draw:frame><draw:frame draw:style-name="gr4" draw:text-style-name="P29" svg:width="2.927cm" svg:height="0.424cm" svg:x="12.977cm" svg:y="12.527cm"><draw:text-box><text:p text:style-name="P29"><text:span text:style-name="T16">Shield Ladder Title</text:span></text:p></draw:text-box></draw:frame><draw:frame draw:style-name="gr4" draw:text-style-name="P27" svg:width="0.405cm" svg:height="0.424cm" svg:x="12.573cm" svg:y="12.527cm"><draw:text-box><text:p text:style-name="P27"><text:span text:style-name="T17">%</text:span></text:p></draw:text-box></draw:frame></draw:g><draw:g draw:style-name="gr3"><draw:frame draw:style-name="gr4" draw:text-style-name="P27" svg:width="2.102cm" svg:height="0.424cm" svg:x="8.874cm" svg:y="12.95cm"><draw:text-box><text:p text:style-name="P27"><text:span text:style-name="T17">Dual:</text:span></text:p></draw:text-box></draw:frame><draw:frame draw:style-name="gr4" draw:text-style-name="P27" svg:width="2.733cm" svg:height="0.424cm" svg:x="9.841cm" svg:y="12.95cm"><draw:text-box><text:p text:style-name="P27"><text:span text:style-name="T16">Dual Weapon Value</text:span></text:p></draw:text-box></draw:frame><draw:frame draw:style-name="gr4" draw:text-style-name="P29" svg:width="2.927cm" svg:height="0.424cm" svg:x="12.977cm" svg:y="12.95cm"><draw:text-box><text:p text:style-name="P29"><text:span text:style-name="T16">Dual Ladder Title</text:span></text:p></draw:text-box></draw:frame><draw:frame draw:style-name="gr4" draw:text-style-name="P27" svg:width="0.405cm" svg:height="0.424cm" svg:x="12.573cm" svg:y="12.95cm"><draw:text-box><text:p text:style-name="P27"><text:span text:style-name="T17">%</text:span></text:p></draw:text-box></draw:frame></draw:g><draw:g draw:style-name="gr3"><draw:frame draw:style-name="gr4" draw:text-style-name="P27" svg:width="2.102cm" svg:height="0.424cm" svg:x="8.874cm" svg:y="7.308cm"><draw:text-box><text:p text:style-name="P27"><text:span text:style-name="T17">1H Sword:</text:span></text:p></draw:text-box></draw:frame><draw:frame draw:style-name="gr4" draw:text-style-name="P27" svg:width="2.102cm" svg:height="0.424cm" svg:x="10.472cm" svg:y="7.308cm"><draw:text-box><text:p text:style-name="P27"><text:span text:style-name="T16">1H Sword Value</text:span></text:p></draw:text-box></draw:frame><draw:frame draw:style-name="gr4" draw:text-style-name="P29" svg:width="2.927cm" svg:height="0.424cm" svg:x="12.977cm" svg:y="7.308cm"><draw:text-box><text:p text:style-name="P29"><text:span text:style-name="T16">1H Sword Ladder Title</text:span></text:p></draw:text-box></draw:frame><draw:frame draw:style-name="gr4" draw:text-style-name="P27" svg:width="0.405cm" svg:height="0.424cm" svg:x="12.573cm" svg:y="7.308cm"><draw:text-box><text:p text:style-name="P27"><text:span text:style-name="T17">%</text:span></text:p></draw:text-box></draw:frame></draw:g><draw:g draw:style-name="gr3"><draw:frame draw:style-name="gr4" draw:text-style-name="P27" svg:width="2.102cm" svg:height="0.424cm" svg:x="8.874cm" svg:y="9.948cm"><draw:text-box><text:p text:style-name="P27"><text:span text:style-name="T17">Polearm:</text:span></text:p></draw:text-box></draw:frame><draw:frame draw:style-name="gr4" draw:text-style-name="P27" svg:width="2.102cm" svg:height="0.424cm" svg:x="10.472cm" svg:y="9.948cm"><draw:text-box><text:p text:style-name="P27"><text:span text:style-name="T16">Polearm Value</text:span></text:p></draw:text-box></draw:frame><draw:frame draw:style-name="gr4" draw:text-style-name="P29" svg:width="2.927cm" svg:height="0.424cm" svg:x="12.977cm" svg:y="9.948cm"><draw:text-box><text:p text:style-name="P29"><text:span text:style-name="T16">Polearm Ladder Title</text:span></text:p></draw:text-box></draw:frame><draw:frame draw:style-name="gr4" draw:text-style-name="P27" svg:width="0.405cm" svg:height="0.424cm" svg:x="12.573cm" svg:y="9.948cm"><draw:text-box><text:p text:style-name="P27"><text:span text:style-name="T17">%</text:span></text:p></draw:text-box></draw:frame></draw:g></draw:g></draw:g></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h text:style-name="P30" text:outline-level="2"/>
        <text:h text:style-name="P31" text:outline-level="3">Perks Knowledge Book Interface</text:h>
        <text:p text:style-name="WW-Default"><draw:g text:anchor-type="char" draw:z-index="1" draw:style-name="gr1"><draw:custom-shape draw:style-name="gr2" draw:text-style-name="P27" svg:width="16.017cm" svg:height="11.651cm" svg:x="0.584cm" svg:y="-0.003cm"><text:p/><draw:enhanced-geometry svg:viewBox="0 0 21600 21600" draw:type="rectangle" draw:enhanced-path="M 0 0 L 21600 0 21600 21600 0 21600 0 0 Z N"/></draw:custom-shape><draw:frame draw:style-name="gr6" draw:text-style-name="P28" svg:width="3.779cm" svg:height="0.429cm" svg:x="7.197cm" svg:y="-0.007cm"><draw:text-box><text:p text:style-name="P28"><text:span text:style-name="T19">Perks Knowledge Book</text:span></text:p></draw:text-box></draw:frame><draw:g draw:style-name="gr3"><draw:frame draw:style-name="gr4" draw:text-style-name="P27" svg:width="2.001cm" svg:height="0.345cm" svg:x="1.321cm" svg:y="1.051cm"><draw:text-box><text:p text:style-name="P27"><text:span text:style-name="T17">Perk Name:</text:span></text:p></draw:text-box></draw:frame><draw:frame draw:style-name="gr4" draw:text-style-name="P27" svg:width="3.876cm" svg:height="0.371cm" svg:x="3.32cm" svg:y="1.053cm"><draw:text-box><text:p text:style-name="P27"><text:span text:style-name="T16">Perk Description</text:span></text:p></draw:text-box></draw:frame></draw:g><draw:g draw:style-name="gr3"><draw:frame draw:style-name="gr4" draw:text-style-name="P27" svg:width="2.001cm" svg:height="0.345cm" svg:x="0.977cm" svg:y="11.003cm"><draw:text-box><text:p text:style-name="P27"><text:span text:style-name="T17">Perk Name:</text:span></text:p></draw:text-box></draw:frame><draw:frame draw:style-name="gr4" draw:text-style-name="P27" svg:width="3.876cm" svg:height="0.371cm" svg:x="2.976cm" svg:y="11.005cm"><draw:text-box><text:p text:style-name="P27"><text:span text:style-name="T16">Perk Description</text:span></text:p></draw:text-box></draw:frame></draw:g><draw:line draw:style-name="gr7" draw:text-style-name="P32" svg:x1="2.168cm" svg:y1="1.558cm" svg:x2="2.168cm" svg:y2="10.857cm"><text:p/></draw:line><draw:line draw:style-name="gr7" draw:text-style-name="P32" svg:x1="4.207cm" svg:y1="1.542cm" svg:x2="4.207cm" svg:y2="10.841cm"><text:p/></draw:line><draw:g draw:style-name="gr3"><draw:frame draw:style-name="gr8" draw:text-style-name="P27" svg:width="2.001cm" svg:height="0.345cm" svg:x="0.977cm" svg:y="5.701cm"><draw:text-box><text:p text:style-name="P27"><text:span text:style-name="T17">Perk Name:</text:span></text:p></draw:text-box></draw:frame><draw:frame draw:style-name="gr8" draw:text-style-name="P27" svg:width="3.876cm" svg:height="0.371cm" svg:x="2.976cm" svg:y="5.703cm"><draw:text-box><text:p text:style-name="P27"><text:span text:style-name="T16">Perk Description</text:span></text:p></draw:text-box></draw:frame></draw:g></draw:g></text:p>
        <text:p text:style-name="WW-Default"/>
        <text:p text:style-name="WW-Default"><draw:custom-shape text:anchor-type="char" draw:z-index="0" draw:style-name="gr9" draw:text-style-name="P27" svg:width="0.345cm" svg:height="10.274cm" svg:x="16.147cm" svg:y="0.291cm"><text:p/><draw:enhanced-geometry svg:viewBox="0 0 21600 21600" draw:text-areas="?f0 ?f8 ?f2 ?f9" draw:type="up-down-arrow" draw:modifiers="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P33"/>
        <text:h text:style-name="Heading_20_3" text:outline-level="3">Skills Knowledge Book Interface</text:h>
        <text:p text:style-name="WW-Default"><draw:g text:anchor-type="char" draw:z-index="2" draw:style-name="gr10"><draw:g draw:style-name="gr3"><draw:custom-shape draw:style-name="gr2" draw:text-style-name="P27" svg:width="16.017cm" svg:height="11.657cm" svg:x="0.584cm" svg:y="0.214cm"><text:p/><draw:enhanced-geometry svg:viewBox="0 0 21600 21600" draw:type="rectangle" draw:enhanced-path="M 0 0 L 21600 0 21600 21600 0 21600 0 0 Z N"/></draw:custom-shape><draw:frame draw:style-name="gr6" draw:text-style-name="P28" svg:width="0.796cm" svg:height="1.458cm" draw:transform="rotate (-1.57079632679579) translate (16.1360555555556cm 3.45722222222222cm)"><draw:text-box><text:p text:style-name="P28"><text:span text:style-name="T19">2H Combo</text:span></text:p></draw:text-box></draw:frame><draw:frame draw:style-name="gr6" draw:text-style-name="P28" svg:width="1.193cm" svg:height="1.451cm" draw:transform="rotate (-1.57079632679579) translate (15.5380972222222cm 4.714875cm)"><draw:text-box><text:p text:style-name="P28"><text:span text:style-name="T19">Dual Weapon Combo</text:span></text:p></draw:text-box></draw:frame><draw:frame draw:style-name="gr6" draw:text-style-name="P28" svg:width="1.193cm" svg:height="1.458cm" draw:transform="rotate (-1.57079632679579) translate (15.5398611111111cm 0.345722222222222cm)"><draw:text-box><text:p text:style-name="P28"><text:span text:style-name="T19">Bare Hands Combo</text:span></text:p></draw:text-box></draw:frame><draw:frame draw:style-name="gr6" draw:text-style-name="P28" svg:width="0.796cm" svg:height="1.458cm" draw:transform="rotate (-1.57079632679579) translate (16.1360555555556cm 2.00025cm)"><draw:text-box><text:p text:style-name="P28"><text:span text:style-name="T19">1H Combo</text:span></text:p></draw:text-box></draw:frame><draw:frame draw:style-name="gr6" draw:text-style-name="P28" svg:width="0.796cm" svg:height="1.458cm" draw:transform="rotate (-1.57079632679579) translate (16.1360555555556cm 6.36411111111111cm)"><draw:text-box><text:p text:style-name="P28"><text:span text:style-name="T19">Shield Combo</text:span></text:p></draw:text-box></draw:frame><draw:frame draw:style-name="gr6" draw:text-style-name="P28" svg:width="0.796cm" svg:height="1.458cm" draw:transform="rotate (-1.57079632679579) translate (16.1360555555556cm 7.82284722222222cm)"><draw:text-box><text:p text:style-name="P28"><text:span text:style-name="T19">Crossbow Combo</text:span></text:p></draw:text-box></draw:frame><draw:frame draw:style-name="gr6" draw:text-style-name="P28" svg:width="0.796cm" svg:height="1.458cm" draw:transform="rotate (-1.57079632679579) translate (16.1360555555556cm 9.29216666666667cm)"><draw:text-box><text:p text:style-name="P28"><text:span text:style-name="T19">Bow Combo</text:span></text:p></draw:text-box></draw:frame><draw:frame draw:style-name="gr6" draw:text-style-name="P28" svg:width="1.193cm" svg:height="1.458cm" draw:transform="rotate (-1.57079632679579) translate (15.5398611111111cm 10.5515833333333cm)"><draw:text-box><text:p text:style-name="P28"><text:span text:style-name="T19">Throw Weapon Combo</text:span></text:p></draw:text-box></draw:frame></draw:g><draw:g draw:style-name="gr3"><draw:frame draw:style-name="gr4" draw:text-style-name="P28" svg:width="1.253cm" svg:height="0.742cm" svg:x="2.734cm" svg:y="1.984cm"><draw:text-box><text:p text:style-name="P28"><text:span text:style-name="T16">Combo Icon</text:span></text:p></draw:text-box></draw:frame><draw:g draw:style-name="gr3"><draw:g draw:style-name="gr3"><draw:custom-shape draw:style-name="gr11" draw:text-style-name="P27" svg:width="2.788cm" svg:height="0.907cm" svg:x="4.509cm" svg:y="0.79cm"><text:p/><draw:enhanced-geometry svg:viewBox="0 0 21600 21600" draw:glue-points="10800 0 3160 3160 0 10800 3160 18440 10800 21600 18440 18440 21600 10800 18440 3160 ?f14 ?f15" draw:text-areas="3200 3200 18400 18400" draw:type="round-callout" draw:modifiers="-5464 37423" draw:enhanced-path="W 0 0 21600 21600 ?f22 ?f23 ?f18 ?f19 L ?f14 ?f15 Z N"><draw:equation draw:name="f0" draw:formula="$0 -10800"/><draw:equation draw:name="f1" draw:formula="$1 -10800"/><draw:equation draw:name="f2" draw:formula="?f0 *?f0 "/><draw:equation draw:name="f3" draw:formula="?f1 *?f1 "/><draw:equation draw:name="f4" draw:formula="?f2 +?f3 "/><draw:equation draw:name="f5" draw:formula="sqrt(?f4 )"/><draw:equation draw:name="f6" draw:formula="?f5 -10800"/><draw:equation draw:name="f7" draw:formula="atan2(?f1 ,?f0 )/(pi/180)"/><draw:equation draw:name="f8" draw:formula="?f7 -10"/><draw:equation draw:name="f9" draw:formula="?f7 +10"/><draw:equation draw:name="f10" draw:formula="10800*cos(?f7 *(pi/180))"/><draw:equation draw:name="f11" draw:formula="10800*sin(?f7 *(pi/180))"/><draw:equation draw:name="f12" draw:formula="?f10 +10800"/><draw:equation draw:name="f13" draw:formula="?f11 +10800"/><draw:equation draw:name="f14" draw:formula="if(?f6 ,$0 ,?f12 )"/><draw:equation draw:name="f15" draw:formula="if(?f6 ,$1 ,?f13 )"/><draw:equation draw:name="f16" draw:formula="10800*cos(?f8 *(pi/180))"/><draw:equation draw:name="f17" draw:formula="10800*sin(?f8 *(pi/180))"/><draw:equation draw:name="f18" draw:formula="?f16 +10800"/><draw:equation draw:name="f19" draw:formula="?f17 +10800"/><draw:equation draw:name="f20" draw:formula="10800*cos(?f9 *(pi/180))"/><draw:equation draw:name="f21" draw:formula="10800*sin(?f9 *(pi/180))"/><draw:equation draw:name="f22" draw:formula="?f20 +10800"/><draw:equation draw:name="f23" draw:formula="?f21 +10800"/><draw:handle draw:handle-position="$0 $1"/></draw:enhanced-geometry></draw:custom-shape><draw:frame draw:style-name="gr12" draw:text-style-name="P28" svg:width="1.962cm" svg:height="0.639cm" svg:x="4.921cm" svg:y="0.924cm"><draw:text-box><text:p text:style-name="P28"><text:span text:style-name="T19">Description</text:span></text:p></draw:text-box></draw:frame></draw:g><draw:frame draw:style-name="gr8" draw:text-style-name="P28" svg:width="1.253cm" svg:height="0.336cm" svg:x="4.069cm" svg:y="1.826cm"><draw:text-box><text:p text:style-name="P28"><text:span text:style-name="T20">Mouse-Over</text:span></text:p></draw:text-box></draw:frame></draw:g></draw:g><draw:g draw:style-name="gr3"><draw:frame draw:style-name="gr4" draw:text-style-name="P28" svg:width="1.253cm" svg:height="0.742cm" svg:x="9.361cm" svg:y="2.104cm"><draw:text-box><text:p text:style-name="P28"><text:span text:style-name="T16">Combo Icon</text:span></text:p></draw:text-box></draw:frame><draw:g draw:style-name="gr3"><draw:g draw:style-name="gr3"><draw:custom-shape draw:style-name="gr11" draw:text-style-name="P27" svg:width="2.788cm" svg:height="0.907cm" svg:x="11.256cm" svg:y="0.953cm"><text:p/><draw:enhanced-geometry svg:viewBox="0 0 21600 21600" draw:glue-points="10800 0 3160 3160 0 10800 3160 18440 10800 21600 18440 18440 21600 10800 18440 3160 ?f14 ?f15" draw:text-areas="3200 3200 18400 18400" draw:type="round-callout" draw:modifiers="-5464 37423" draw:enhanced-path="W 0 0 21600 21600 ?f22 ?f23 ?f18 ?f19 L ?f14 ?f15 Z N"><draw:equation draw:name="f0" draw:formula="$0 -10800"/><draw:equation draw:name="f1" draw:formula="$1 -10800"/><draw:equation draw:name="f2" draw:formula="?f0 *?f0 "/><draw:equation draw:name="f3" draw:formula="?f1 *?f1 "/><draw:equation draw:name="f4" draw:formula="?f2 +?f3 "/><draw:equation draw:name="f5" draw:formula="sqrt(?f4 )"/><draw:equation draw:name="f6" draw:formula="?f5 -10800"/><draw:equation draw:name="f7" draw:formula="atan2(?f1 ,?f0 )/(pi/180)"/><draw:equation draw:name="f8" draw:formula="?f7 -10"/><draw:equation draw:name="f9" draw:formula="?f7 +10"/><draw:equation draw:name="f10" draw:formula="10800*cos(?f7 *(pi/180))"/><draw:equation draw:name="f11" draw:formula="10800*sin(?f7 *(pi/180))"/><draw:equation draw:name="f12" draw:formula="?f10 +10800"/><draw:equation draw:name="f13" draw:formula="?f11 +10800"/><draw:equation draw:name="f14" draw:formula="if(?f6 ,$0 ,?f12 )"/><draw:equation draw:name="f15" draw:formula="if(?f6 ,$1 ,?f13 )"/><draw:equation draw:name="f16" draw:formula="10800*cos(?f8 *(pi/180))"/><draw:equation draw:name="f17" draw:formula="10800*sin(?f8 *(pi/180))"/><draw:equation draw:name="f18" draw:formula="?f16 +10800"/><draw:equation draw:name="f19" draw:formula="?f17 +10800"/><draw:equation draw:name="f20" draw:formula="10800*cos(?f9 *(pi/180))"/><draw:equation draw:name="f21" draw:formula="10800*sin(?f9 *(pi/180))"/><draw:equation draw:name="f22" draw:formula="?f20 +10800"/><draw:equation draw:name="f23" draw:formula="?f21 +10800"/><draw:handle draw:handle-position="$0 $1"/></draw:enhanced-geometry></draw:custom-shape><draw:frame draw:style-name="gr12" draw:text-style-name="P28" svg:width="1.962cm" svg:height="0.639cm" svg:x="11.668cm" svg:y="1.087cm"><draw:text-box><text:p text:style-name="P28"><text:span text:style-name="T19">Description</text:span></text:p></draw:text-box></draw:frame></draw:g><draw:frame draw:style-name="gr8" draw:text-style-name="P28" svg:width="1.253cm" svg:height="0.336cm" svg:x="10.816cm" svg:y="1.988cm"><draw:text-box><text:p text:style-name="P28"><text:span text:style-name="T20">Mouse-Over</text:span></text:p></draw:text-box></draw:frame></draw:g></draw:g><draw:g draw:style-name="gr3"><draw:frame draw:style-name="gr4" draw:text-style-name="P28" svg:width="1.253cm" svg:height="0.742cm" svg:x="9.742cm" svg:y="5.572cm"><draw:text-box><text:p text:style-name="P28"><text:span text:style-name="T16">Combo Icon</text:span></text:p></draw:text-box></draw:frame><draw:g draw:style-name="gr3"><draw:g draw:style-name="gr3"><draw:custom-shape draw:style-name="gr11" draw:text-style-name="P27" svg:width="2.788cm" svg:height="0.907cm" svg:x="11.659cm" svg:y="4.486cm"><text:p/><draw:enhanced-geometry svg:viewBox="0 0 21600 21600" draw:glue-points="10800 0 3160 3160 0 10800 3160 18440 10800 21600 18440 18440 21600 10800 18440 3160 ?f14 ?f15" draw:text-areas="3200 3200 18400 18400" draw:type="round-callout" draw:modifiers="-5464 37423" draw:enhanced-path="W 0 0 21600 21600 ?f22 ?f23 ?f18 ?f19 L ?f14 ?f15 Z N"><draw:equation draw:name="f0" draw:formula="$0 -10800"/><draw:equation draw:name="f1" draw:formula="$1 -10800"/><draw:equation draw:name="f2" draw:formula="?f0 *?f0 "/><draw:equation draw:name="f3" draw:formula="?f1 *?f1 "/><draw:equation draw:name="f4" draw:formula="?f2 +?f3 "/><draw:equation draw:name="f5" draw:formula="sqrt(?f4 )"/><draw:equation draw:name="f6" draw:formula="?f5 -10800"/><draw:equation draw:name="f7" draw:formula="atan2(?f1 ,?f0 )/(pi/180)"/><draw:equation draw:name="f8" draw:formula="?f7 -10"/><draw:equation draw:name="f9" draw:formula="?f7 +10"/><draw:equation draw:name="f10" draw:formula="10800*cos(?f7 *(pi/180))"/><draw:equation draw:name="f11" draw:formula="10800*sin(?f7 *(pi/180))"/><draw:equation draw:name="f12" draw:formula="?f10 +10800"/><draw:equation draw:name="f13" draw:formula="?f11 +10800"/><draw:equation draw:name="f14" draw:formula="if(?f6 ,$0 ,?f12 )"/><draw:equation draw:name="f15" draw:formula="if(?f6 ,$1 ,?f13 )"/><draw:equation draw:name="f16" draw:formula="10800*cos(?f8 *(pi/180))"/><draw:equation draw:name="f17" draw:formula="10800*sin(?f8 *(pi/180))"/><draw:equation draw:name="f18" draw:formula="?f16 +10800"/><draw:equation draw:name="f19" draw:formula="?f17 +10800"/><draw:equation draw:name="f20" draw:formula="10800*cos(?f9 *(pi/180))"/><draw:equation draw:name="f21" draw:formula="10800*sin(?f9 *(pi/180))"/><draw:equation draw:name="f22" draw:formula="?f20 +10800"/><draw:equation draw:name="f23" draw:formula="?f21 +10800"/><draw:handle draw:handle-position="$0 $1"/></draw:enhanced-geometry></draw:custom-shape><draw:frame draw:style-name="gr12" draw:text-style-name="P28" svg:width="1.962cm" svg:height="0.639cm" svg:x="12.072cm" svg:y="4.62cm"><draw:text-box><text:p text:style-name="P28"><text:span text:style-name="T19">Description</text:span></text:p></draw:text-box></draw:frame></draw:g><draw:frame draw:style-name="gr8" draw:text-style-name="P28" svg:width="1.253cm" svg:height="0.336cm" svg:x="11.22cm" svg:y="5.521cm"><draw:text-box><text:p text:style-name="P28"><text:span text:style-name="T20">Mouse-Over</text:span></text:p></draw:text-box></draw:frame></draw:g></draw:g><draw:g draw:style-name="gr3"><draw:frame draw:style-name="gr4" draw:text-style-name="P28" svg:width="1.253cm" svg:height="0.742cm" svg:x="9.338cm" svg:y="8.763cm"><draw:text-box><text:p text:style-name="P28"><text:span text:style-name="T16">Combo Icon</text:span></text:p></draw:text-box></draw:frame><draw:g draw:style-name="gr3"><draw:g draw:style-name="gr3"><draw:custom-shape draw:style-name="gr11" draw:text-style-name="P27" svg:width="2.788cm" svg:height="0.907cm" svg:x="11.356cm" svg:y="7.435cm"><text:p/><draw:enhanced-geometry svg:viewBox="0 0 21600 21600" draw:glue-points="10800 0 3160 3160 0 10800 3160 18440 10800 21600 18440 18440 21600 10800 18440 3160 ?f14 ?f15" draw:text-areas="3200 3200 18400 18400" draw:type="round-callout" draw:modifiers="-5464 37423" draw:enhanced-path="W 0 0 21600 21600 ?f22 ?f23 ?f18 ?f19 L ?f14 ?f15 Z N"><draw:equation draw:name="f0" draw:formula="$0 -10800"/><draw:equation draw:name="f1" draw:formula="$1 -10800"/><draw:equation draw:name="f2" draw:formula="?f0 *?f0 "/><draw:equation draw:name="f3" draw:formula="?f1 *?f1 "/><draw:equation draw:name="f4" draw:formula="?f2 +?f3 "/><draw:equation draw:name="f5" draw:formula="sqrt(?f4 )"/><draw:equation draw:name="f6" draw:formula="?f5 -10800"/><draw:equation draw:name="f7" draw:formula="atan2(?f1 ,?f0 )/(pi/180)"/><draw:equation draw:name="f8" draw:formula="?f7 -10"/><draw:equation draw:name="f9" draw:formula="?f7 +10"/><draw:equation draw:name="f10" draw:formula="10800*cos(?f7 *(pi/180))"/><draw:equation draw:name="f11" draw:formula="10800*sin(?f7 *(pi/180))"/><draw:equation draw:name="f12" draw:formula="?f10 +10800"/><draw:equation draw:name="f13" draw:formula="?f11 +10800"/><draw:equation draw:name="f14" draw:formula="if(?f6 ,$0 ,?f12 )"/><draw:equation draw:name="f15" draw:formula="if(?f6 ,$1 ,?f13 )"/><draw:equation draw:name="f16" draw:formula="10800*cos(?f8 *(pi/180))"/><draw:equation draw:name="f17" draw:formula="10800*sin(?f8 *(pi/180))"/><draw:equation draw:name="f18" draw:formula="?f16 +10800"/><draw:equation draw:name="f19" draw:formula="?f17 +10800"/><draw:equation draw:name="f20" draw:formula="10800*cos(?f9 *(pi/180))"/><draw:equation draw:name="f21" draw:formula="10800*sin(?f9 *(pi/180))"/><draw:equation draw:name="f22" draw:formula="?f20 +10800"/><draw:equation draw:name="f23" draw:formula="?f21 +10800"/><draw:handle draw:handle-position="$0 $1"/></draw:enhanced-geometry></draw:custom-shape><draw:frame draw:style-name="gr12" draw:text-style-name="P28" svg:width="1.962cm" svg:height="0.639cm" svg:x="11.769cm" svg:y="7.569cm"><draw:text-box><text:p text:style-name="P28"><text:span text:style-name="T19">Description</text:span></text:p></draw:text-box></draw:frame></draw:g><draw:frame draw:style-name="gr8" draw:text-style-name="P28" svg:width="1.253cm" svg:height="0.336cm" svg:x="10.917cm" svg:y="8.47cm"><draw:text-box><text:p text:style-name="P28"><text:span text:style-name="T20">Mouse-Over</text:span></text:p></draw:text-box></draw:frame></draw:g></draw:g><draw:g draw:style-name="gr3"><draw:frame draw:style-name="gr4" draw:text-style-name="P28" svg:width="1.253cm" svg:height="0.742cm" svg:x="2.916cm" svg:y="4.367cm"><draw:text-box><text:p text:style-name="P28"><text:span text:style-name="T16">Combo Icon</text:span></text:p></draw:text-box></draw:frame><draw:g draw:style-name="gr3"><draw:g draw:style-name="gr3"><draw:custom-shape draw:style-name="gr11" draw:text-style-name="P27" svg:width="2.788cm" svg:height="0.907cm" svg:x="4.812cm" svg:y="3.233cm"><text:p/><draw:enhanced-geometry svg:viewBox="0 0 21600 21600" draw:glue-points="10800 0 3160 3160 0 10800 3160 18440 10800 21600 18440 18440 21600 10800 18440 3160 ?f14 ?f15" draw:text-areas="3200 3200 18400 18400" draw:type="round-callout" draw:modifiers="-5464 37423" draw:enhanced-path="W 0 0 21600 21600 ?f22 ?f23 ?f18 ?f19 L ?f14 ?f15 Z N"><draw:equation draw:name="f0" draw:formula="$0 -10800"/><draw:equation draw:name="f1" draw:formula="$1 -10800"/><draw:equation draw:name="f2" draw:formula="?f0 *?f0 "/><draw:equation draw:name="f3" draw:formula="?f1 *?f1 "/><draw:equation draw:name="f4" draw:formula="?f2 +?f3 "/><draw:equation draw:name="f5" draw:formula="sqrt(?f4 )"/><draw:equation draw:name="f6" draw:formula="?f5 -10800"/><draw:equation draw:name="f7" draw:formula="atan2(?f1 ,?f0 )/(pi/180)"/><draw:equation draw:name="f8" draw:formula="?f7 -10"/><draw:equation draw:name="f9" draw:formula="?f7 +10"/><draw:equation draw:name="f10" draw:formula="10800*cos(?f7 *(pi/180))"/><draw:equation draw:name="f11" draw:formula="10800*sin(?f7 *(pi/180))"/><draw:equation draw:name="f12" draw:formula="?f10 +10800"/><draw:equation draw:name="f13" draw:formula="?f11 +10800"/><draw:equation draw:name="f14" draw:formula="if(?f6 ,$0 ,?f12 )"/><draw:equation draw:name="f15" draw:formula="if(?f6 ,$1 ,?f13 )"/><draw:equation draw:name="f16" draw:formula="10800*cos(?f8 *(pi/180))"/><draw:equation draw:name="f17" draw:formula="10800*sin(?f8 *(pi/180))"/><draw:equation draw:name="f18" draw:formula="?f16 +10800"/><draw:equation draw:name="f19" draw:formula="?f17 +10800"/><draw:equation draw:name="f20" draw:formula="10800*cos(?f9 *(pi/180))"/><draw:equation draw:name="f21" draw:formula="10800*sin(?f9 *(pi/180))"/><draw:equation draw:name="f22" draw:formula="?f20 +10800"/><draw:equation draw:name="f23" draw:formula="?f21 +10800"/><draw:handle draw:handle-position="$0 $1"/></draw:enhanced-geometry></draw:custom-shape><draw:frame draw:style-name="gr12" draw:text-style-name="P28" svg:width="1.962cm" svg:height="0.639cm" svg:x="5.225cm" svg:y="3.367cm"><draw:text-box><text:p text:style-name="P28"><text:span text:style-name="T19">Description</text:span></text:p></draw:text-box></draw:frame></draw:g><draw:frame draw:style-name="gr8" draw:text-style-name="P28" svg:width="1.253cm" svg:height="0.336cm" svg:x="4.373cm" svg:y="4.269cm"><draw:text-box><text:p text:style-name="P28"><text:span text:style-name="T20">Mouse-Over</text:span></text:p></draw:text-box></draw:frame></draw:g></draw:g><draw:g draw:style-name="gr3"><draw:frame draw:style-name="gr4" draw:text-style-name="P28" svg:width="1.253cm" svg:height="0.742cm" svg:x="2.27cm" svg:y="9.07cm"><draw:text-box><text:p text:style-name="P28"><text:span text:style-name="T16">Combo Icon</text:span></text:p></draw:text-box></draw:frame><draw:g draw:style-name="gr3"><draw:g draw:style-name="gr3"><draw:custom-shape draw:style-name="gr11" draw:text-style-name="P27" svg:width="2.788cm" svg:height="0.907cm" svg:x="4.147cm" svg:y="9.874cm"><text:p/><draw:enhanced-geometry svg:viewBox="0 0 21600 21600" draw:glue-points="10800 0 3160 3160 0 10800 3160 18440 10800 21600 18440 18440 21600 10800 18440 3160 ?f14 ?f15" draw:text-areas="3200 3200 18400 18400" draw:type="round-callout" draw:modifiers="-6093 -9041" draw:enhanced-path="W 0 0 21600 21600 ?f22 ?f23 ?f18 ?f19 L ?f14 ?f15 Z N"><draw:equation draw:name="f0" draw:formula="$0 -10800"/><draw:equation draw:name="f1" draw:formula="$1 -10800"/><draw:equation draw:name="f2" draw:formula="?f0 *?f0 "/><draw:equation draw:name="f3" draw:formula="?f1 *?f1 "/><draw:equation draw:name="f4" draw:formula="?f2 +?f3 "/><draw:equation draw:name="f5" draw:formula="sqrt(?f4 )"/><draw:equation draw:name="f6" draw:formula="?f5 -10800"/><draw:equation draw:name="f7" draw:formula="atan2(?f1 ,?f0 )/(pi/180)"/><draw:equation draw:name="f8" draw:formula="?f7 -10"/><draw:equation draw:name="f9" draw:formula="?f7 +10"/><draw:equation draw:name="f10" draw:formula="10800*cos(?f7 *(pi/180))"/><draw:equation draw:name="f11" draw:formula="10800*sin(?f7 *(pi/180))"/><draw:equation draw:name="f12" draw:formula="?f10 +10800"/><draw:equation draw:name="f13" draw:formula="?f11 +10800"/><draw:equation draw:name="f14" draw:formula="if(?f6 ,$0 ,?f12 )"/><draw:equation draw:name="f15" draw:formula="if(?f6 ,$1 ,?f13 )"/><draw:equation draw:name="f16" draw:formula="10800*cos(?f8 *(pi/180))"/><draw:equation draw:name="f17" draw:formula="10800*sin(?f8 *(pi/180))"/><draw:equation draw:name="f18" draw:formula="?f16 +10800"/><draw:equation draw:name="f19" draw:formula="?f17 +10800"/><draw:equation draw:name="f20" draw:formula="10800*cos(?f9 *(pi/180))"/><draw:equation draw:name="f21" draw:formula="10800*sin(?f9 *(pi/180))"/><draw:equation draw:name="f22" draw:formula="?f20 +10800"/><draw:equation draw:name="f23" draw:formula="?f21 +10800"/><draw:handle draw:handle-position="$0 $1"/></draw:enhanced-geometry></draw:custom-shape><draw:frame draw:style-name="gr12" draw:text-style-name="P28" svg:width="1.962cm" svg:height="0.639cm" svg:x="4.56cm" svg:y="10.008cm"><draw:text-box><text:p text:style-name="P28"><text:span text:style-name="T19">Description</text:span></text:p></draw:text-box></draw:frame></draw:g><draw:frame draw:style-name="gr8" draw:text-style-name="P28" svg:width="1.253cm" svg:height="0.336cm" svg:x="3.523cm" svg:y="9.539cm"><draw:text-box><text:p text:style-name="P28"><text:span text:style-name="T20">Mouse-Over</text:span></text:p></draw:text-box></draw:frame></draw:g></draw:g><draw:g draw:style-name="gr3"><draw:frame draw:style-name="gr4" draw:text-style-name="P28" svg:width="1.253cm" svg:height="0.742cm" svg:x="7.458cm" svg:y="5.514cm"><draw:text-box><text:p text:style-name="P28"><text:span text:style-name="T16">Combo Icon</text:span></text:p></draw:text-box></draw:frame><draw:g draw:style-name="gr3"><draw:g draw:style-name="gr3"><draw:custom-shape draw:style-name="gr11" draw:text-style-name="P27" svg:width="2.788cm" svg:height="0.907cm" svg:x="3.683cm" svg:y="6.523cm"><text:p/><draw:enhanced-geometry svg:viewBox="0 0 21600 21600" draw:glue-points="10800 0 3160 3160 0 10800 3160 18440 10800 21600 18440 18440 21600 10800 18440 3160 ?f14 ?f15" draw:text-areas="3200 3200 18400 18400" draw:type="round-callout" draw:modifiers="29565 -11930" draw:enhanced-path="W 0 0 21600 21600 ?f22 ?f23 ?f18 ?f19 L ?f14 ?f15 Z N"><draw:equation draw:name="f0" draw:formula="$0 -10800"/><draw:equation draw:name="f1" draw:formula="$1 -10800"/><draw:equation draw:name="f2" draw:formula="?f0 *?f0 "/><draw:equation draw:name="f3" draw:formula="?f1 *?f1 "/><draw:equation draw:name="f4" draw:formula="?f2 +?f3 "/><draw:equation draw:name="f5" draw:formula="sqrt(?f4 )"/><draw:equation draw:name="f6" draw:formula="?f5 -10800"/><draw:equation draw:name="f7" draw:formula="atan2(?f1 ,?f0 )/(pi/180)"/><draw:equation draw:name="f8" draw:formula="?f7 -10"/><draw:equation draw:name="f9" draw:formula="?f7 +10"/><draw:equation draw:name="f10" draw:formula="10800*cos(?f7 *(pi/180))"/><draw:equation draw:name="f11" draw:formula="10800*sin(?f7 *(pi/180))"/><draw:equation draw:name="f12" draw:formula="?f10 +10800"/><draw:equation draw:name="f13" draw:formula="?f11 +10800"/><draw:equation draw:name="f14" draw:formula="if(?f6 ,$0 ,?f12 )"/><draw:equation draw:name="f15" draw:formula="if(?f6 ,$1 ,?f13 )"/><draw:equation draw:name="f16" draw:formula="10800*cos(?f8 *(pi/180))"/><draw:equation draw:name="f17" draw:formula="10800*sin(?f8 *(pi/180))"/><draw:equation draw:name="f18" draw:formula="?f16 +10800"/><draw:equation draw:name="f19" draw:formula="?f17 +10800"/><draw:equation draw:name="f20" draw:formula="10800*cos(?f9 *(pi/180))"/><draw:equation draw:name="f21" draw:formula="10800*sin(?f9 *(pi/180))"/><draw:equation draw:name="f22" draw:formula="?f20 +10800"/><draw:equation draw:name="f23" draw:formula="?f21 +10800"/><draw:handle draw:handle-position="$0 $1"/></draw:enhanced-geometry></draw:custom-shape><draw:frame draw:style-name="gr12" draw:text-style-name="P28" svg:width="1.962cm" svg:height="0.639cm" svg:x="4.096cm" svg:y="6.657cm"><draw:text-box><text:p text:style-name="P28"><text:span text:style-name="T19">Description</text:span></text:p></draw:text-box></draw:frame></draw:g><draw:frame draw:style-name="gr8" draw:text-style-name="P28" svg:width="1.253cm" svg:height="0.336cm" svg:x="6.01cm" svg:y="6.188cm"><draw:text-box><text:p text:style-name="P28"><text:span text:style-name="T20">Mouse-Over</text:span></text:p></draw:text-box></draw:frame></draw:g></draw:g><draw:frame draw:style-name="gr6" draw:text-style-name="P28" svg:width="3.779cm" svg:height="0.429cm" svg:x="7.498cm" svg:y="0.21cm"><draw:text-box><text:p text:style-name="P28"><text:span text:style-name="T19">Skills <text:s/>Knowledge Book</text:span></text:p></draw:text-box></draw:frame></draw:g></text:p>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P33"/>
        <text:h text:style-name="P31" text:outline-level="3">Magic Knowledge Book Interface</text:h>
        <text:p text:style-name="WW-Default"><draw:g text:anchor-type="char" draw:z-index="3" draw:style-name="gr10"><draw:g draw:style-name="gr3"><draw:custom-shape draw:style-name="gr2" draw:text-style-name="P27" svg:width="16.017cm" svg:height="11.651cm" svg:x="0.605cm" svg:y="0.369cm"><text:p/><draw:enhanced-geometry svg:viewBox="0 0 21600 21600" draw:type="rectangle" draw:enhanced-path="M 0 0 L 21600 0 21600 21600 0 21600 0 0 Z N"/></draw:custom-shape><draw:g draw:style-name="gr3"><draw:frame draw:style-name="gr6" draw:text-style-name="P28" svg:width="0.627cm" svg:height="0.981cm" draw:transform="rotate (-1.57079632679579) translate (16.621125cm 4.34093055555556cm)"><draw:text-box><text:p text:style-name="P28"><text:span text:style-name="T19">Water Magic</text:span></text:p></draw:text-box></draw:frame><draw:g draw:style-name="gr3"><draw:frame draw:style-name="gr6" draw:text-style-name="P28" svg:width="0.493cm" svg:height="0.144cm" draw:transform="rotate (-1.57079632679579) translate (16.22425cm 3.222625cm)"><draw:text-box><text:p text:style-name="P28"><text:span text:style-name="T19">1C</text:span></text:p></draw:text-box></draw:frame><draw:frame draw:style-name="gr6" draw:text-style-name="P28" svg:width="0.484cm" svg:height="0.144cm" draw:transform="rotate (-1.57079632679579) translate (16.22425cm 3.81352777777778cm)"><draw:text-box><text:p text:style-name="P28"><text:span text:style-name="T19">2C</text:span></text:p></draw:text-box></draw:frame><draw:frame draw:style-name="gr6" draw:text-style-name="P28" svg:width="0.484cm" svg:height="0.145cm" draw:transform="rotate (-1.57079632679579) translate (16.2260138888889cm 4.40619444444444cm)"><draw:text-box><text:p text:style-name="P28"><text:span text:style-name="T19">3C</text:span></text:p></draw:text-box></draw:frame><draw:frame draw:style-name="gr6" draw:text-style-name="P28" svg:width="0.484cm" svg:height="0.145cm" draw:transform="rotate (-1.57079632679579) translate (16.2260138888889cm 5.000625cm)"><draw:text-box><text:p text:style-name="P28"><text:span text:style-name="T19">4C</text:span></text:p></draw:text-box></draw:frame><draw:frame draw:style-name="gr6" draw:text-style-name="P28" svg:width="0.484cm" svg:height="0.144cm" draw:transform="rotate (-1.57079632679579) translate (16.22425cm 5.59152777777778cm)"><draw:text-box><text:p text:style-name="P28"><text:span text:style-name="T19">5C</text:span></text:p></draw:text-box></draw:frame></draw:g></draw:g><draw:g draw:style-name="gr3"><draw:g draw:style-name="gr3"><draw:frame draw:style-name="gr6" draw:text-style-name="P28" svg:width="0.505cm" svg:height="0.135cm" draw:transform="rotate (-1.57079632679579) translate (16.2207222222222cm 6.06954166666667cm)"><draw:text-box><text:p text:style-name="P28"><text:span text:style-name="T19">1C</text:span></text:p></draw:text-box></draw:frame><draw:frame draw:style-name="gr6" draw:text-style-name="P28" svg:width="0.505cm" svg:height="0.135cm" draw:transform="rotate (-1.57079632679579) translate (16.2207222222222cm 6.68161111111111cm)"><draw:text-box><text:p text:style-name="P28"><text:span text:style-name="T19">2C</text:span></text:p></draw:text-box></draw:frame><draw:frame draw:style-name="gr6" draw:text-style-name="P28" svg:width="0.505cm" svg:height="0.137cm" draw:transform="rotate (-1.57079632679579) translate (16.2224861111111cm 7.29720833333333cm)"><draw:text-box><text:p text:style-name="P28"><text:span text:style-name="T19">3C</text:span></text:p></draw:text-box></draw:frame><draw:frame draw:style-name="gr6" draw:text-style-name="P28" svg:width="0.505cm" svg:height="0.137cm" draw:transform="rotate (-1.57079632679579) translate (16.2224861111111cm 7.91809722222222cm)"><draw:text-box><text:p text:style-name="P28"><text:span text:style-name="T19">4C</text:span></text:p></draw:text-box></draw:frame><draw:frame draw:style-name="gr6" draw:text-style-name="P28" svg:width="0.505cm" svg:height="0.135cm" draw:transform="rotate (-1.57079632679579) translate (16.2207222222222cm 8.53722222222222cm)"><draw:text-box><text:p text:style-name="P28"><text:span text:style-name="T19">5C</text:span></text:p></draw:text-box></draw:frame></draw:g><draw:frame draw:style-name="gr6" draw:text-style-name="P28" svg:width="0.662cm" svg:height="0.981cm" draw:transform="rotate (-1.57079632679579) translate (16.621125cm 7.22488888888889cm)"><draw:text-box><text:p text:style-name="P28"><text:span text:style-name="T19">Earth Magic</text:span></text:p></draw:text-box></draw:frame></draw:g><draw:g draw:style-name="gr3"><draw:frame draw:style-name="gr6" draw:text-style-name="P28" svg:width="0.662cm" svg:height="0.981cm" draw:transform="rotate (-1.57079632679579) translate (16.621125cm 10.2358472222222cm)"><draw:text-box><text:p text:style-name="P28"><text:span text:style-name="T19">Air Magic</text:span></text:p></draw:text-box></draw:frame><draw:g draw:style-name="gr3"><draw:frame draw:style-name="gr6" draw:text-style-name="P28" svg:width="0.505cm" svg:height="0.135cm" draw:transform="rotate (-1.57079632679579) translate (16.2207222222222cm 9.04698611111111cm)"><draw:text-box><text:p text:style-name="P28"><text:span text:style-name="T19">1C</text:span></text:p></draw:text-box></draw:frame><draw:frame draw:style-name="gr6" draw:text-style-name="P28" svg:width="0.505cm" svg:height="0.135cm" draw:transform="rotate (-1.57079632679579) translate (16.2207222222222cm 9.66081944444444cm)"><draw:text-box><text:p text:style-name="P28"><text:span text:style-name="T19">2C</text:span></text:p></draw:text-box></draw:frame><draw:frame draw:style-name="gr6" draw:text-style-name="P28" svg:width="0.505cm" svg:height="0.137cm" draw:transform="rotate (-1.57079632679579) translate (16.2224861111111cm 10.2746527777778cm)"><draw:text-box><text:p text:style-name="P28"><text:span text:style-name="T19">3C</text:span></text:p></draw:text-box></draw:frame><draw:frame draw:style-name="gr6" draw:text-style-name="P28" svg:width="0.505cm" svg:height="0.137cm" draw:transform="rotate (-1.57079632679579) translate (16.2224861111111cm 10.8973055555556cm)"><draw:text-box><text:p text:style-name="P28"><text:span text:style-name="T19">4C</text:span></text:p></draw:text-box></draw:frame><draw:frame draw:style-name="gr6" draw:text-style-name="P28" svg:width="0.505cm" svg:height="0.135cm" draw:transform="rotate (-1.57079632679579) translate (16.2207222222222cm 11.5129027777778cm)"><draw:text-box><text:p text:style-name="P28"><text:span text:style-name="T19">5C</text:span></text:p></draw:text-box></draw:frame></draw:g></draw:g><draw:frame draw:style-name="gr6" draw:text-style-name="P28" svg:width="3.779cm" svg:height="0.429cm" svg:x="7.336cm" svg:y="0.367cm"><draw:text-box><text:p text:style-name="P28"><text:span text:style-name="T19">Magic <text:s/>Knowledge Book</text:span></text:p></draw:text-box></draw:frame><draw:g draw:style-name="gr3"><draw:frame draw:style-name="gr6" draw:text-style-name="P28" svg:width="0.481cm" svg:height="0.182cm" draw:transform="rotate (-1.57079632679579) translate (16.0725555555556cm 0.980722222222222cm)"><draw:text-box><text:p text:style-name="P28"><text:span text:style-name="T19">2C</text:span></text:p></draw:text-box></draw:frame><draw:frame draw:style-name="gr6" draw:text-style-name="P28" svg:width="0.481cm" svg:height="0.184cm" draw:transform="rotate (-1.57079632679579) translate (16.0743194444444cm 1.56456944444444cm)"><draw:text-box><text:p text:style-name="P28"><text:span text:style-name="T19">3C</text:span></text:p></draw:text-box></draw:frame><draw:frame draw:style-name="gr6" draw:text-style-name="P28" svg:width="0.481cm" svg:height="0.184cm" draw:transform="rotate (-1.57079632679579) translate (16.0743194444444cm 2.15723611111111cm)"><draw:text-box><text:p text:style-name="P28"><text:span text:style-name="T19">4C</text:span></text:p></draw:text-box></draw:frame><draw:frame draw:style-name="gr6" draw:text-style-name="P28" svg:width="0.481cm" svg:height="0.182cm" draw:transform="rotate (-1.57079632679579) translate (16.0725555555556cm 2.74108333333333cm)"><draw:text-box><text:p text:style-name="P28"><text:span text:style-name="T19">5C</text:span></text:p></draw:text-box></draw:frame><draw:frame draw:style-name="gr13" draw:text-style-name="P28" svg:width="0.537cm" svg:height="0.182cm" draw:transform="rotate (-1.57079632679579) translate (16.0460972222222cm 0.368652777777778cm)"><draw:text-box><text:p text:style-name="P28"><text:span text:style-name="T19">1C</text:span></text:p></draw:text-box></draw:frame><draw:frame draw:style-name="gr6" draw:text-style-name="P28" svg:width="0.652cm" svg:height="1.031cm" draw:transform="rotate (-1.57079632679579) translate (16.621125cm 1.50106944444444cm)"><draw:text-box><text:p text:style-name="P28"><text:span text:style-name="T19">Fire Magic</text:span></text:p></draw:text-box></draw:frame></draw:g></draw:g><draw:g draw:style-name="gr3"><draw:frame draw:style-name="gr4" draw:text-style-name="P28" svg:width="1.253cm" svg:height="0.743cm" svg:x="2.755cm" svg:y="2.468cm"><draw:text-box><text:p text:style-name="P28"><text:span text:style-name="T16">Spell 1 Icon</text:span></text:p></draw:text-box></draw:frame><draw:g draw:style-name="gr3"><draw:g draw:style-name="gr3"><draw:custom-shape draw:style-name="gr11" draw:text-style-name="P27" svg:width="2.788cm" svg:height="0.909cm" svg:x="4.53cm" svg:y="1.274cm"><text:p/><draw:enhanced-geometry svg:viewBox="0 0 21600 21600" draw:glue-points="10800 0 3160 3160 0 10800 3160 18440 10800 21600 18440 18440 21600 10800 18440 3160 ?f14 ?f15" draw:text-areas="3200 3200 18400 18400" draw:type="round-callout" draw:modifiers="-5464 37423" draw:enhanced-path="W 0 0 21600 21600 ?f22 ?f23 ?f18 ?f19 L ?f14 ?f15 Z N"><draw:equation draw:name="f0" draw:formula="$0 -10800"/><draw:equation draw:name="f1" draw:formula="$1 -10800"/><draw:equation draw:name="f2" draw:formula="?f0 *?f0 "/><draw:equation draw:name="f3" draw:formula="?f1 *?f1 "/><draw:equation draw:name="f4" draw:formula="?f2 +?f3 "/><draw:equation draw:name="f5" draw:formula="sqrt(?f4 )"/><draw:equation draw:name="f6" draw:formula="?f5 -10800"/><draw:equation draw:name="f7" draw:formula="atan2(?f1 ,?f0 )/(pi/180)"/><draw:equation draw:name="f8" draw:formula="?f7 -10"/><draw:equation draw:name="f9" draw:formula="?f7 +10"/><draw:equation draw:name="f10" draw:formula="10800*cos(?f7 *(pi/180))"/><draw:equation draw:name="f11" draw:formula="10800*sin(?f7 *(pi/180))"/><draw:equation draw:name="f12" draw:formula="?f10 +10800"/><draw:equation draw:name="f13" draw:formula="?f11 +10800"/><draw:equation draw:name="f14" draw:formula="if(?f6 ,$0 ,?f12 )"/><draw:equation draw:name="f15" draw:formula="if(?f6 ,$1 ,?f13 )"/><draw:equation draw:name="f16" draw:formula="10800*cos(?f8 *(pi/180))"/><draw:equation draw:name="f17" draw:formula="10800*sin(?f8 *(pi/180))"/><draw:equation draw:name="f18" draw:formula="?f16 +10800"/><draw:equation draw:name="f19" draw:formula="?f17 +10800"/><draw:equation draw:name="f20" draw:formula="10800*cos(?f9 *(pi/180))"/><draw:equation draw:name="f21" draw:formula="10800*sin(?f9 *(pi/180))"/><draw:equation draw:name="f22" draw:formula="?f20 +10800"/><draw:equation draw:name="f23" draw:formula="?f21 +10800"/><draw:handle draw:handle-position="$0 $1"/></draw:enhanced-geometry></draw:custom-shape><draw:frame draw:style-name="gr12" draw:text-style-name="P28" svg:width="1.962cm" svg:height="0.641cm" svg:x="4.942cm" svg:y="1.406cm"><draw:text-box><text:p text:style-name="P28"><text:span text:style-name="T19">Description</text:span></text:p></draw:text-box></draw:frame></draw:g><draw:frame draw:style-name="gr8" draw:text-style-name="P28" svg:width="1.253cm" svg:height="0.712cm" svg:x="4.09cm" svg:y="2.309cm"><draw:text-box><text:p text:style-name="P28"><text:span text:style-name="T20">Mouse-Over</text:span></text:p></draw:text-box></draw:frame></draw:g><draw:g draw:style-name="gr3"><draw:custom-shape draw:style-name="gr2" draw:text-style-name="P27" svg:width="2.405cm" svg:height="0.101cm" svg:x="2.39cm" svg:y="3.359cm"><text:p/><draw:enhanced-geometry svg:viewBox="0 0 21600 21600" draw:type="rectangle" draw:enhanced-path="M 0 0 L 21600 0 21600 21600 0 21600 0 0 Z N"/></draw:custom-shape><draw:custom-shape draw:style-name="gr14" draw:text-style-name="P27" svg:width="0.768cm" svg:height="0.101cm" svg:x="2.39cm" svg:y="3.359cm"><text:p/><draw:enhanced-geometry svg:viewBox="0 0 21600 21600" draw:type="rectangle" draw:enhanced-path="M 0 0 L 21600 0 21600 21600 0 21600 0 0 Z N"/></draw:custom-shape></draw:g><draw:frame draw:style-name="gr8" draw:text-style-name="P28" svg:width="1.897cm" svg:height="0.279cm" svg:x="2.614cm" svg:y="3.544cm"><draw:text-box><text:p text:style-name="P28"><text:span text:style-name="T20">Masterisation Bar</text:span></text:p></draw:text-box></draw:frame></draw:g><draw:g draw:style-name="gr3"><draw:g draw:style-name="gr3"><draw:frame draw:style-name="gr4" draw:text-style-name="P28" svg:width="1.253cm" svg:height="0.743cm" svg:x="9.947cm" svg:y="2.588cm"><draw:text-box><text:p text:style-name="P28"><text:span text:style-name="T16">Spell 2 Icon</text:span></text:p></draw:text-box></draw:frame><draw:g draw:style-name="gr3"><draw:g draw:style-name="gr3"><draw:custom-shape draw:style-name="gr11" draw:text-style-name="P27" svg:width="2.788cm" svg:height="0.909cm" svg:x="11.841cm" svg:y="1.436cm"><text:p/><draw:enhanced-geometry svg:viewBox="0 0 21600 21600" draw:glue-points="10800 0 3160 3160 0 10800 3160 18440 10800 21600 18440 18440 21600 10800 18440 3160 ?f14 ?f15" draw:text-areas="3200 3200 18400 18400" draw:type="round-callout" draw:modifiers="-5464 37423" draw:enhanced-path="W 0 0 21600 21600 ?f22 ?f23 ?f18 ?f19 L ?f14 ?f15 Z N"><draw:equation draw:name="f0" draw:formula="$0 -10800"/><draw:equation draw:name="f1" draw:formula="$1 -10800"/><draw:equation draw:name="f2" draw:formula="?f0 *?f0 "/><draw:equation draw:name="f3" draw:formula="?f1 *?f1 "/><draw:equation draw:name="f4" draw:formula="?f2 +?f3 "/><draw:equation draw:name="f5" draw:formula="sqrt(?f4 )"/><draw:equation draw:name="f6" draw:formula="?f5 -10800"/><draw:equation draw:name="f7" draw:formula="atan2(?f1 ,?f0 )/(pi/180)"/><draw:equation draw:name="f8" draw:formula="?f7 -10"/><draw:equation draw:name="f9" draw:formula="?f7 +10"/><draw:equation draw:name="f10" draw:formula="10800*cos(?f7 *(pi/180))"/><draw:equation draw:name="f11" draw:formula="10800*sin(?f7 *(pi/180))"/><draw:equation draw:name="f12" draw:formula="?f10 +10800"/><draw:equation draw:name="f13" draw:formula="?f11 +10800"/><draw:equation draw:name="f14" draw:formula="if(?f6 ,$0 ,?f12 )"/><draw:equation draw:name="f15" draw:formula="if(?f6 ,$1 ,?f13 )"/><draw:equation draw:name="f16" draw:formula="10800*cos(?f8 *(pi/180))"/><draw:equation draw:name="f17" draw:formula="10800*sin(?f8 *(pi/180))"/><draw:equation draw:name="f18" draw:formula="?f16 +10800"/><draw:equation draw:name="f19" draw:formula="?f17 +10800"/><draw:equation draw:name="f20" draw:formula="10800*cos(?f9 *(pi/180))"/><draw:equation draw:name="f21" draw:formula="10800*sin(?f9 *(pi/180))"/><draw:equation draw:name="f22" draw:formula="?f20 +10800"/><draw:equation draw:name="f23" draw:formula="?f21 +10800"/><draw:handle draw:handle-position="$0 $1"/></draw:enhanced-geometry></draw:custom-shape><draw:frame draw:style-name="gr12" draw:text-style-name="P28" svg:width="1.962cm" svg:height="0.641cm" svg:x="12.254cm" svg:y="1.568cm"><draw:text-box><text:p text:style-name="P28"><text:span text:style-name="T19">Description</text:span></text:p></draw:text-box></draw:frame></draw:g><draw:frame draw:style-name="gr8" draw:text-style-name="P28" svg:width="1.253cm" svg:height="0.338cm" svg:x="11.402cm" svg:y="2.471cm"><draw:text-box><text:p text:style-name="P28"><text:span text:style-name="T20">Mouse-Over</text:span></text:p></draw:text-box></draw:frame></draw:g></draw:g><draw:g draw:style-name="gr3"><draw:custom-shape draw:style-name="gr2" draw:text-style-name="P27" svg:width="2.405cm" svg:height="0.101cm" svg:x="10.045cm" svg:y="3.643cm"><text:p/><draw:enhanced-geometry svg:viewBox="0 0 21600 21600" draw:type="rectangle" draw:enhanced-path="M 0 0 L 21600 0 21600 21600 0 21600 0 0 Z N"/></draw:custom-shape><draw:custom-shape draw:style-name="gr14" draw:text-style-name="P27" svg:width="0.768cm" svg:height="0.101cm" svg:x="10.045cm" svg:y="3.643cm"><text:p/><draw:enhanced-geometry svg:viewBox="0 0 21600 21600" draw:type="rectangle" draw:enhanced-path="M 0 0 L 21600 0 21600 21600 0 21600 0 0 Z N"/></draw:custom-shape></draw:g><draw:frame draw:style-name="gr8" draw:text-style-name="P28" svg:width="1.897cm" svg:height="0.279cm" svg:x="10.188cm" svg:y="3.826cm"><draw:text-box><text:p text:style-name="P28"><text:span text:style-name="T20">Masterisation Bar</text:span></text:p></draw:text-box></draw:frame></draw:g><draw:g draw:style-name="gr3"><draw:g draw:style-name="gr3"><draw:frame draw:style-name="gr4" draw:text-style-name="P28" svg:width="1.253cm" svg:height="0.743cm" svg:x="6.675cm" svg:y="5.673cm"><draw:text-box><text:p text:style-name="P28"><text:span text:style-name="T16">Spell 3 Icon</text:span></text:p></draw:text-box></draw:frame><draw:g draw:style-name="gr3"><draw:g draw:style-name="gr3"><draw:custom-shape draw:style-name="gr11" draw:text-style-name="P27" svg:width="2.788cm" svg:height="0.909cm" svg:x="8.592cm" svg:y="4.586cm"><text:p/><draw:enhanced-geometry svg:viewBox="0 0 21600 21600" draw:glue-points="10800 0 3160 3160 0 10800 3160 18440 10800 21600 18440 18440 21600 10800 18440 3160 ?f14 ?f15" draw:text-areas="3200 3200 18400 18400" draw:type="round-callout" draw:modifiers="-5464 37423" draw:enhanced-path="W 0 0 21600 21600 ?f22 ?f23 ?f18 ?f19 L ?f14 ?f15 Z N"><draw:equation draw:name="f0" draw:formula="$0 -10800"/><draw:equation draw:name="f1" draw:formula="$1 -10800"/><draw:equation draw:name="f2" draw:formula="?f0 *?f0 "/><draw:equation draw:name="f3" draw:formula="?f1 *?f1 "/><draw:equation draw:name="f4" draw:formula="?f2 +?f3 "/><draw:equation draw:name="f5" draw:formula="sqrt(?f4 )"/><draw:equation draw:name="f6" draw:formula="?f5 -10800"/><draw:equation draw:name="f7" draw:formula="atan2(?f1 ,?f0 )/(pi/180)"/><draw:equation draw:name="f8" draw:formula="?f7 -10"/><draw:equation draw:name="f9" draw:formula="?f7 +10"/><draw:equation draw:name="f10" draw:formula="10800*cos(?f7 *(pi/180))"/><draw:equation draw:name="f11" draw:formula="10800*sin(?f7 *(pi/180))"/><draw:equation draw:name="f12" draw:formula="?f10 +10800"/><draw:equation draw:name="f13" draw:formula="?f11 +10800"/><draw:equation draw:name="f14" draw:formula="if(?f6 ,$0 ,?f12 )"/><draw:equation draw:name="f15" draw:formula="if(?f6 ,$1 ,?f13 )"/><draw:equation draw:name="f16" draw:formula="10800*cos(?f8 *(pi/180))"/><draw:equation draw:name="f17" draw:formula="10800*sin(?f8 *(pi/180))"/><draw:equation draw:name="f18" draw:formula="?f16 +10800"/><draw:equation draw:name="f19" draw:formula="?f17 +10800"/><draw:equation draw:name="f20" draw:formula="10800*cos(?f9 *(pi/180))"/><draw:equation draw:name="f21" draw:formula="10800*sin(?f9 *(pi/180))"/><draw:equation draw:name="f22" draw:formula="?f20 +10800"/><draw:equation draw:name="f23" draw:formula="?f21 +10800"/><draw:handle draw:handle-position="$0 $1"/></draw:enhanced-geometry></draw:custom-shape><draw:frame draw:style-name="gr12" draw:text-style-name="P28" svg:width="1.962cm" svg:height="0.641cm" svg:x="9.005cm" svg:y="4.719cm"><draw:text-box><text:p text:style-name="P28"><text:span text:style-name="T19">Description</text:span></text:p></draw:text-box></draw:frame></draw:g><draw:frame draw:style-name="gr8" draw:text-style-name="P28" svg:width="1.253cm" svg:height="0.338cm" svg:x="8.153cm" svg:y="5.622cm"><draw:text-box><text:p text:style-name="P28"><text:span text:style-name="T20">Mouse-Over</text:span></text:p></draw:text-box></draw:frame></draw:g></draw:g><draw:g draw:style-name="gr3"><draw:custom-shape draw:style-name="gr2" draw:text-style-name="P27" svg:width="2.405cm" svg:height="0.101cm" svg:x="6.389cm" svg:y="6.671cm"><text:p/><draw:enhanced-geometry svg:viewBox="0 0 21600 21600" draw:type="rectangle" draw:enhanced-path="M 0 0 L 21600 0 21600 21600 0 21600 0 0 Z N"/></draw:custom-shape><draw:custom-shape draw:style-name="gr14" draw:text-style-name="P27" svg:width="0.768cm" svg:height="0.101cm" svg:x="6.389cm" svg:y="6.671cm"><text:p/><draw:enhanced-geometry svg:viewBox="0 0 21600 21600" draw:type="rectangle" draw:enhanced-path="M 0 0 L 21600 0 21600 21600 0 21600 0 0 Z N"/></draw:custom-shape></draw:g><draw:frame draw:style-name="gr8" draw:text-style-name="P28" svg:width="1.897cm" svg:height="0.279cm" svg:x="6.553cm" svg:y="6.876cm"><draw:text-box><text:p text:style-name="P28"><text:span text:style-name="T20">Masterisation Bar</text:span></text:p></draw:text-box></draw:frame></draw:g><draw:g draw:style-name="gr3"><draw:g draw:style-name="gr3"><draw:frame draw:style-name="gr4" draw:text-style-name="P28" svg:width="1.253cm" svg:height="0.743cm" svg:x="9.887cm" svg:y="8.791cm"><draw:text-box><text:p text:style-name="P28"><text:span text:style-name="T16">Spell 5 Icon</text:span></text:p></draw:text-box></draw:frame><draw:g draw:style-name="gr3"><draw:g draw:style-name="gr3"><draw:custom-shape draw:style-name="gr11" draw:text-style-name="P27" svg:width="2.788cm" svg:height="0.909cm" svg:x="11.783cm" svg:y="7.657cm"><text:p/><draw:enhanced-geometry svg:viewBox="0 0 21600 21600" draw:glue-points="10800 0 3160 3160 0 10800 3160 18440 10800 21600 18440 18440 21600 10800 18440 3160 ?f14 ?f15" draw:text-areas="3200 3200 18400 18400" draw:type="round-callout" draw:modifiers="-5464 37423" draw:enhanced-path="W 0 0 21600 21600 ?f22 ?f23 ?f18 ?f19 L ?f14 ?f15 Z N"><draw:equation draw:name="f0" draw:formula="$0 -10800"/><draw:equation draw:name="f1" draw:formula="$1 -10800"/><draw:equation draw:name="f2" draw:formula="?f0 *?f0 "/><draw:equation draw:name="f3" draw:formula="?f1 *?f1 "/><draw:equation draw:name="f4" draw:formula="?f2 +?f3 "/><draw:equation draw:name="f5" draw:formula="sqrt(?f4 )"/><draw:equation draw:name="f6" draw:formula="?f5 -10800"/><draw:equation draw:name="f7" draw:formula="atan2(?f1 ,?f0 )/(pi/180)"/><draw:equation draw:name="f8" draw:formula="?f7 -10"/><draw:equation draw:name="f9" draw:formula="?f7 +10"/><draw:equation draw:name="f10" draw:formula="10800*cos(?f7 *(pi/180))"/><draw:equation draw:name="f11" draw:formula="10800*sin(?f7 *(pi/180))"/><draw:equation draw:name="f12" draw:formula="?f10 +10800"/><draw:equation draw:name="f13" draw:formula="?f11 +10800"/><draw:equation draw:name="f14" draw:formula="if(?f6 ,$0 ,?f12 )"/><draw:equation draw:name="f15" draw:formula="if(?f6 ,$1 ,?f13 )"/><draw:equation draw:name="f16" draw:formula="10800*cos(?f8 *(pi/180))"/><draw:equation draw:name="f17" draw:formula="10800*sin(?f8 *(pi/180))"/><draw:equation draw:name="f18" draw:formula="?f16 +10800"/><draw:equation draw:name="f19" draw:formula="?f17 +10800"/><draw:equation draw:name="f20" draw:formula="10800*cos(?f9 *(pi/180))"/><draw:equation draw:name="f21" draw:formula="10800*sin(?f9 *(pi/180))"/><draw:equation draw:name="f22" draw:formula="?f20 +10800"/><draw:equation draw:name="f23" draw:formula="?f21 +10800"/><draw:handle draw:handle-position="$0 $1"/></draw:enhanced-geometry></draw:custom-shape><draw:frame draw:style-name="gr12" draw:text-style-name="P28" svg:width="1.962cm" svg:height="0.641cm" svg:x="12.196cm" svg:y="7.789cm"><draw:text-box><text:p text:style-name="P28"><text:span text:style-name="T19">Description</text:span></text:p></draw:text-box></draw:frame></draw:g><draw:frame draw:style-name="gr8" draw:text-style-name="P28" svg:width="1.253cm" svg:height="0.338cm" svg:x="11.344cm" svg:y="8.693cm"><draw:text-box><text:p text:style-name="P28"><text:span text:style-name="T20">Mouse-Over</text:span></text:p></draw:text-box></draw:frame></draw:g></draw:g><draw:g draw:style-name="gr3"><draw:custom-shape draw:style-name="gr2" draw:text-style-name="P27" svg:width="2.405cm" svg:height="0.101cm" svg:x="9.804cm" svg:y="9.703cm"><text:p/><draw:enhanced-geometry svg:viewBox="0 0 21600 21600" draw:type="rectangle" draw:enhanced-path="M 0 0 L 21600 0 21600 21600 0 21600 0 0 Z N"/></draw:custom-shape><draw:custom-shape draw:style-name="gr14" draw:text-style-name="P27" svg:width="0.768cm" svg:height="0.101cm" svg:x="9.804cm" svg:y="9.703cm"><text:p/><draw:enhanced-geometry svg:viewBox="0 0 21600 21600" draw:type="rectangle" draw:enhanced-path="M 0 0 L 21600 0 21600 21600 0 21600 0 0 Z N"/></draw:custom-shape></draw:g><draw:frame draw:style-name="gr8" draw:text-style-name="P28" svg:width="1.897cm" svg:height="0.279cm" svg:x="9.966cm" svg:y="9.947cm"><draw:text-box><text:p text:style-name="P28"><text:span text:style-name="T20">Masterisation Bar</text:span></text:p></draw:text-box></draw:frame></draw:g><draw:g draw:style-name="gr3"><draw:g draw:style-name="gr3"><draw:frame draw:style-name="gr4" draw:text-style-name="P28" svg:width="1.253cm" svg:height="0.743cm" svg:x="5.258cm" svg:y="8.925cm"><draw:text-box><text:p text:style-name="P28"><text:span text:style-name="T16">Spell 4 Icon</text:span></text:p></draw:text-box></draw:frame><draw:g draw:style-name="gr3"><draw:g draw:style-name="gr3"><draw:custom-shape draw:style-name="gr11" draw:text-style-name="P27" svg:width="2.788cm" svg:height="0.909cm" svg:x="1.483cm" svg:y="9.94cm"><text:p/><draw:enhanced-geometry svg:viewBox="0 0 21600 21600" draw:glue-points="10800 0 3160 3160 0 10800 3160 18440 10800 21600 18440 18440 21600 10800 18440 3160 ?f14 ?f15" draw:text-areas="3200 3200 18400 18400" draw:type="round-callout" draw:modifiers="29565 -11930" draw:enhanced-path="W 0 0 21600 21600 ?f22 ?f23 ?f18 ?f19 L ?f14 ?f15 Z N"><draw:equation draw:name="f0" draw:formula="$0 -10800"/><draw:equation draw:name="f1" draw:formula="$1 -10800"/><draw:equation draw:name="f2" draw:formula="?f0 *?f0 "/><draw:equation draw:name="f3" draw:formula="?f1 *?f1 "/><draw:equation draw:name="f4" draw:formula="?f2 +?f3 "/><draw:equation draw:name="f5" draw:formula="sqrt(?f4 )"/><draw:equation draw:name="f6" draw:formula="?f5 -10800"/><draw:equation draw:name="f7" draw:formula="atan2(?f1 ,?f0 )/(pi/180)"/><draw:equation draw:name="f8" draw:formula="?f7 -10"/><draw:equation draw:name="f9" draw:formula="?f7 +10"/><draw:equation draw:name="f10" draw:formula="10800*cos(?f7 *(pi/180))"/><draw:equation draw:name="f11" draw:formula="10800*sin(?f7 *(pi/180))"/><draw:equation draw:name="f12" draw:formula="?f10 +10800"/><draw:equation draw:name="f13" draw:formula="?f11 +10800"/><draw:equation draw:name="f14" draw:formula="if(?f6 ,$0 ,?f12 )"/><draw:equation draw:name="f15" draw:formula="if(?f6 ,$1 ,?f13 )"/><draw:equation draw:name="f16" draw:formula="10800*cos(?f8 *(pi/180))"/><draw:equation draw:name="f17" draw:formula="10800*sin(?f8 *(pi/180))"/><draw:equation draw:name="f18" draw:formula="?f16 +10800"/><draw:equation draw:name="f19" draw:formula="?f17 +10800"/><draw:equation draw:name="f20" draw:formula="10800*cos(?f9 *(pi/180))"/><draw:equation draw:name="f21" draw:formula="10800*sin(?f9 *(pi/180))"/><draw:equation draw:name="f22" draw:formula="?f20 +10800"/><draw:equation draw:name="f23" draw:formula="?f21 +10800"/><draw:handle draw:handle-position="$0 $1"/></draw:enhanced-geometry></draw:custom-shape><draw:frame draw:style-name="gr12" draw:text-style-name="P28" svg:width="1.962cm" svg:height="0.641cm" svg:x="1.896cm" svg:y="10.072cm"><draw:text-box><text:p text:style-name="P28"><text:span text:style-name="T19">Description</text:span></text:p></draw:text-box></draw:frame></draw:g><draw:frame draw:style-name="gr8" draw:text-style-name="P28" svg:width="1.253cm" svg:height="0.338cm" svg:x="3.81cm" svg:y="9.601cm"><draw:text-box><text:p text:style-name="P28"><text:span text:style-name="T20">Mouse-Over</text:span></text:p></draw:text-box></draw:frame></draw:g></draw:g><draw:g draw:style-name="gr3"><draw:custom-shape draw:style-name="gr2" draw:text-style-name="P27" svg:width="2.405cm" svg:height="0.101cm" svg:x="5.117cm" svg:y="9.94cm"><text:p/><draw:enhanced-geometry svg:viewBox="0 0 21600 21600" draw:type="rectangle" draw:enhanced-path="M 0 0 L 21600 0 21600 21600 0 21600 0 0 Z N"/></draw:custom-shape><draw:custom-shape draw:style-name="gr14" draw:text-style-name="P27" svg:width="0.768cm" svg:height="0.101cm" svg:x="5.117cm" svg:y="9.94cm"><text:p/><draw:enhanced-geometry svg:viewBox="0 0 21600 21600" draw:type="rectangle" draw:enhanced-path="M 0 0 L 21600 0 21600 21600 0 21600 0 0 Z N"/></draw:custom-shape></draw:g><draw:frame draw:style-name="gr8" draw:text-style-name="P28" svg:width="1.897cm" svg:height="0.279cm" svg:x="5.36cm" svg:y="10.128cm"><draw:text-box><text:p text:style-name="P28"><text:span text:style-name="T20">Masterisation Bar</text:span></text:p></draw:text-box></draw:frame></draw:g></draw:g></text:p>
        <text:h text:style-name="P26" text:outline-level="1">Experience</text:h>
        <text:h text:style-name="P16" text:outline-level="2">Overview</text:h>
        <text:p text:style-name="WW-Default">Experience is gained each time your avatar kills a monster. </text:p>
        <text:h text:style-name="P34" text:outline-level="2">Details</text:h>
        <text:p text:style-name="P11">Each time you acquired enough experience you gained a level. With this level you gained 1 LP.</text:p>
        <text:p text:style-name="P11"/>
        <text:p text:style-name="P11">You can't use your LP but they will appears in the Knowledge Book.</text:p>
        <text:h text:style-name="P16" text:outline-level="2">Levels</text:h>
        <text:p text:style-name="P11">Beginning : 0 Xp</text:p>
        <text:p text:style-name="P11">Level 1 needed Xp : 1000 Xp</text:p>
        <text:p text:style-name="P11">Needed Xp for next level = 2 * Needed Xp for old level</text:p>
        <text:p text:style-name="P11"/>
        <text:p text:style-name="WW-Default"><text:span text:style-name="T21">ex</text:span><text:span text:style-name="T22">:</text:span></text:p>
        <text:p text:style-name="P11">Level 1 : 1000 Xp</text:p>
        <text:p text:style-name="P11">Level 2 : 2000 Xp</text:p>
        <text:p text:style-name="P11">Level 3 : 4000 Xp</text:p>
        <text:p text:style-name="P11">Level 4 : 8000 Xp</text:p>
        <text:p text:style-name="P11">Level 5 : 16000 Xp</text:p>
        <text:h text:style-name="P35" text:outline-level="2"/>
        <text:p text:style-name="P11"/>
        <text:p text:style-name="P36"/>
        <text:list text:style-name="WW8Num6">
          <text:list-item>
            <text:h text:style-name="P37" text:outline-level="1">Character Input</text:h>
          </text:list-item>
        </text:list>
        <text:p text:style-name="P23">Players will be able to move by using the keyboard only with predefined touch and leave the battlefield using the same way.</text:p>
        <text:list text:style-name="L2">
          <text:list-item>
            <text:p text:style-name="P38">Player 1 inputs:</text:p>
          </text:list-item>
        </text:list>
        <text:p text:style-name="P23">Up: Num8; Upper Left: Num8+Num9; Right: Num9; Right Down: Num9+Num5; Down: Num5; Left Down: Num7+Num5; Left: Num7; Upper Left: Num8+Num7; Melee Attack: Num/; Distant Attack: Num*; Leave Battlefield: NumEnter</text:p>
        <text:list text:style-name="L2">
          <text:list-item text:start-value="1">
            <text:p text:style-name="P38">Player 2 inputs:</text:p>
          </text:list-item>
        </text:list>
        <text:p text:style-name="P39">Up: W; Upper Left: W+E; Right: E Right Down: E+S; Down: S; Left Down: Q+S; Left: Q; Upper Left: W+Q; Melee Attack: 1; Distant Attack: 2; Leave Battlefield: TAB</text:p>
        <text:p text:style-name="P39"/>
        <text:p text:style-name="P39"/>
        <text:p text:style-name="P39">The Escape key will ask if you want to close the game and using directional keys left and right and the Enter key you will be able to continue the game or leave the game. During this choice the game is not paused and continue in background. If you choose to to leave characters currently playing will be saved over old files.</text:p>
        <text:h text:style-name="P9" text:outline-level="1">Rendering System</text:h>
        <text:p text:style-name="P11"/>
        <text:p text:style-name="P39">The rendering will be 2D only with fix camera looking the battlefield from the sky.</text:p>
        <text:p text:style-name="P39"/>
        <text:p text:style-name="P39">The game engine will be AML currently in development</text:p>
        <text:p text:style-name="P15"/>
        <text:p text:style-name="P39">No water will be present.</text:p>
        <text:p text:style-name="P39"/>
        <text:p text:style-name="P39">Collision between monsters and players will be managed. Collision with the battlefield limit to (see Characters sections for details).</text:p>
        <text:p text:style-name="P39"/>
        <text:p text:style-name="P39">No lighting model</text:p>
        <text:p text:style-name="P39"/>
        <text:p text:style-name="P39">Characters will be rendered has fixed bitmap moving other a 2D surface.</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Arial Unicode MS'" style:font-charset="x-symbol"/>
    <style:font-face style:name="Symbol" svg:font-family="Symbol" style:font-family-generic="roman" style:font-pitch="variable" style:font-charset="x-symbol"/>
    <style:font-face style:name="MS Mincho" svg:font-family="'MS Mincho', 'Arial Unicode MS'" style:font-family-generic="roman"/>
    <style:font-face style:name="Arial Unicode MS" svg:font-family="'Arial Unicode MS'" style:font-pitch="variable"/>
    <style:font-face style:name="Tahoma" svg:font-family="Tahoma" style:font-pitch="variable"/>
    <style:font-face style:name="Arial Unicode MS1" svg:font-family="'Arial Unicode MS'"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2" svg:font-family="Tahoma" style:font-family-generic="swiss" style:font-pitch="variable"/>
  </office:font-face-decls>
  <office:styles>
    <draw:marker draw:name="msArrowEnd_20_5" draw:display-name="msArrowEnd 5" svg:viewBox="0 0 210 210" svg:d="m105 0 105 210h-210z"/>
    <draw:stroke-dash draw:name="Dash_20_2" draw:display-name="Dash 2" draw:style="rect" draw:dots1="1" draw:dots1-length="0.026cm" draw:distance="0.026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2cm" style:writing-mode="page"/>
      <style:text-properties style:use-window-font-color="true" style:font-name="Times New Roman" fo:font-size="12pt" fo:language="en" fo:country="US" style:font-name-asian="Arial Unicode M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Text_20_body" style:display-name="Text body" style:family="paragraph" style:parent-style-name="WW-Default" style:class="text">
      <style:paragraph-properties fo:margin-top="0cm" fo:margin-bottom="0.212cm"/>
    </style:style>
    <style:style style:name="Text_20_body_20_indent" style:display-name="Text body indent" style:family="paragraph" style:parent-style-name="WW-Default" style:class="text">
      <style:paragraph-properties fo:margin-left="0.499cm" fo:margin-right="0cm" fo:margin-top="0cm" fo:margin-bottom="0.212cm" fo:text-indent="0cm" style:auto-text-indent="false"/>
    </style:style>
    <style:style style:name="Salutation" style:family="paragraph" style:parent-style-name="WW-Default" style:class="text">
      <style:paragraph-properties text:number-lines="false" text:line-number="0"/>
    </style:style>
    <style:style style:name="Signature" style:family="paragraph" style:parent-style-name="WW-Default"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WW-Default" style:next-style-name="WW-Default" style:class="text">
      <style:paragraph-properties fo:margin-top="0.423cm" fo:margin-bottom="0.212cm" fo:keep-with-next="always"/>
      <style:text-properties style:font-name="Arial" fo:font-size="14pt" style:font-name-asian="MS Mincho" style:font-size-asian="14pt" style:font-name-complex="Tahoma2" style:font-size-complex="14pt"/>
    </style:style>
    <style:style style:name="Heading_20_1" style:display-name="Heading 1" style:family="paragraph" style:parent-style-name="Heading" style:next-style-name="WW-Default" style:class="text" style:default-outline-level="1">
      <style:paragraph-properties fo:margin-left="0cm" fo:margin-right="0cm" fo:text-align="start" style:justify-single-word="false" fo:text-indent="0cm" style:auto-text-indent="false"/>
      <style:text-properties fo:font-size="20pt" fo:language="en" fo:country="US" style:text-underline-style="none" fo:font-weight="bold" style:font-size-asian="20pt" style:font-weight-asian="bold" style:font-size-complex="16pt" style:font-weight-complex="bold"/>
    </style:style>
    <style:style style:name="Heading_20_2" style:display-name="Heading 2" style:family="paragraph" style:parent-style-name="Heading" style:next-style-name="WW-Default" style:class="text" style:default-outline-level="2">
      <style:paragraph-properties fo:margin-left="0cm" fo:margin-right="0cm" fo:text-indent="0cm" style:auto-text-indent="false"/>
      <style:text-properties fo:font-size="14pt" fo:language="en" fo:country="US"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WW-Default" style:class="text" style:default-outline-level="3">
      <style:paragraph-properties fo:margin-left="0cm" fo:margin-right="0cm" fo:text-indent="0cm" style:auto-text-indent="false"/>
      <style:text-properties fo:font-size="13pt" fo:language="en" fo:country="US" fo:font-weight="bold" style:font-size-asian="13pt" style:font-weight-asian="bold" style:font-size-complex="14pt" style:font-weight-complex="bold"/>
    </style:style>
    <style:style style:name="Heading_20_4" style:display-name="Heading 4" style:family="paragraph" style:parent-style-name="Heading_20_3" style:next-style-name="WW-Default" style:class="text" style:default-outline-level="4">
      <style:paragraph-properties fo:margin-left="0cm" fo:margin-right="0cm" fo:text-indent="0cm" style:auto-text-indent="false"/>
      <style:text-properties fo:font-size="12pt" fo:language="en" fo:country="US"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Heading" style:next-style-name="Text_20_body" style:class="text" style:default-outline-level="5">
      <style:paragraph-properties fo:margin-left="0cm" fo:margin-right="0cm" fo:text-indent="0cm" style:auto-text-indent="false"/>
      <style:text-properties fo:font-size="12pt" fo:language="en" fo:country="US" fo:font-weight="bold" style:font-size-asian="12pt" style:font-weight-asian="bold" style:font-size-complex="12pt" style:font-weight-complex="bold"/>
    </style:style>
    <style:style style:name="List" style:family="paragraph" style:parent-style-name="Text_20_body" style:class="list">
      <style:text-properties style:font-name-complex="Tahoma2"/>
    </style:style>
    <style:style style:name="Footer" style:family="paragraph" style:parent-style-name="WW-Default"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WW-Default" style:class="extra">
      <style:paragraph-properties text:number-lines="false" text:line-number="0"/>
    </style:style>
    <style:style style:name="Caption" style:family="paragraph" style:parent-style-name="WW-Default"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Footnote" style:family="paragraph" style:parent-style-name="WW-Default" style:class="extra"/>
    <style:style style:name="Index" style:family="paragraph" style:parent-style-name="WW-Default"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WW-Default" style:class="index">
      <style:paragraph-properties fo:text-align="start" style:justify-single-word="false" text:number-lines="false" text:line-number="0">
        <style:tab-stops>
          <style:tab-stop style:position="16.999cm" style:type="right" style:leader-style="dotted" style:leader-text="."/>
        </style:tab-stops>
      </style:paragraph-properties>
    </style:style>
    <style:style style:name="Contents_20_2" style:display-name="Contents 2" style:family="paragraph" style:parent-style-name="WW-Default" style:class="index">
      <style:paragraph-properties fo:margin-left="0.499cm" fo:margin-right="0cm" fo:text-align="start" style:justify-single-word="false" fo:text-indent="0cm" style:auto-text-indent="false" text:number-lines="false" text:line-number="0">
        <style:tab-stops>
          <style:tab-stop style:position="16.499cm" style:type="right" style:leader-style="dotted" style:leader-text="."/>
        </style:tab-stops>
      </style:paragraph-properties>
    </style:style>
    <style:style style:name="Contents_20_3" style:display-name="Contents 3" style:family="paragraph" style:parent-style-name="WW-Default" style:class="index">
      <style:paragraph-properties fo:margin-left="0.998cm" fo:margin-right="0cm" fo:text-align="start" style:justify-single-word="false" fo:text-indent="0cm" style:auto-text-indent="false" text:number-lines="false" text:line-number="0">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align="start" style:justify-single-word="false"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align="start" style:justify-single-word="false"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WW-Default" style:family="paragraph">
      <style:paragraph-properties fo:text-align="justify" style:justify-single-word="false" fo:orphans="0" fo:widows="0" fo:hyphenation-ladder-count="no-limit" style:text-autospace="ideograph-alpha" style:punctuation-wrap="hanging" style:line-break="strict" style:writing-mode="lr-tb"/>
      <style:text-properties fo:color="#000000" style:font-name="Times New Roman" fo:font-size="12pt" fo:language="en" fo:country="US" style:font-name-asian="Lucida Sans Unicode" style:font-size-asian="12pt" style:font-name-complex="Tahoma2" style:font-size-complex="12pt" style:language-complex="none" style:country-complex="none" fo:hyphenate="false" fo:hyphenation-remain-char-count="2" fo:hyphenation-push-char-count="2"/>
    </style:style>
    <style:style style:name="XML_20_Description" style:display-name="XML Description" style:family="paragraph" style:parent-style-name="WW-Default">
      <style:paragraph-properties fo:text-align="start" style:justify-single-word="false"/>
      <style:text-properties fo:font-size="10pt" style:text-underline-style="none" fo:background-color="#e6e6e6" style:font-size-asian="10pt" style:font-size-complex="10pt"/>
    </style:style>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WW8Num3z0" style:family="text">
      <style:text-properties style:font-name="Symbol" fo:font-size="9pt" style:font-size-asian="9pt" style:font-name-complex="StarSymbol1" style:font-size-complex="9pt"/>
    </style:style>
    <style:style style:name="WW8Num9z0" style:family="text">
      <style:text-properties style:font-name="Symbol" fo:font-size="9pt" style:font-size-asian="9pt" style:font-name-complex="StarSymbol1" style:font-size-complex="9pt"/>
    </style:style>
    <style:style style:name="WW8Num10z0" style:family="text">
      <style:text-properties style:font-name="Symbol" fo:font-size="9pt" style:font-size-asian="9pt" style:font-name-complex="StarSymbol1" style:font-size-complex="9pt"/>
    </style:style>
    <style:style style:name="Police_20_par_20_défaut" style:display-name="Police par défaut" style:family="text"/>
    <style:style style:name="WW8Num2z0" style:family="text">
      <style:text-properties style:font-name="StarSymbol1" fo:font-size="9pt" style:font-size-asian="9pt" style:font-name-complex="StarSymbol1" style:font-size-complex="9pt"/>
    </style:style>
    <style:style style:name="Police_20_par_20_défaut1" style:display-name="Police par défaut1"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style:font-name="Symbol"/>
      </text:list-level-style-bullet>
      <text:list-level-style-bullet text:level="2" text:style-name="WW8Num3z0" style:num-suffix="." text:bullet-char="">
        <style:list-level-properties text:space-before="1.27cm" text:min-label-width="0.635cm"/>
        <style:text-properties style:font-name="Symbol"/>
      </text:list-level-style-bullet>
      <text:list-level-style-bullet text:level="3" text:style-name="WW8Num3z0" style:num-suffix="." text:bullet-char="">
        <style:list-level-properties text:space-before="1.905cm" text:min-label-width="0.635cm"/>
        <style:text-properties style:font-name="Symbol"/>
      </text:list-level-style-bullet>
      <text:list-level-style-bullet text:level="4" text:style-name="WW8Num3z0" style:num-suffix="." text:bullet-char="">
        <style:list-level-properties text:space-before="2.54cm" text:min-label-width="0.635cm"/>
        <style:text-properties style:font-name="Symbol"/>
      </text:list-level-style-bullet>
      <text:list-level-style-bullet text:level="5" text:style-name="WW8Num3z0" style:num-suffix="." text:bullet-char="">
        <style:list-level-properties text:space-before="3.175cm" text:min-label-width="0.635cm"/>
        <style:text-properties style:font-name="Symbol"/>
      </text:list-level-style-bullet>
      <text:list-level-style-bullet text:level="6" text:style-name="WW8Num3z0" style:num-suffix="." text:bullet-char="">
        <style:list-level-properties text:space-before="3.81cm" text:min-label-width="0.635cm"/>
        <style:text-properties style:font-name="Symbol"/>
      </text:list-level-style-bullet>
      <text:list-level-style-bullet text:level="7" text:style-name="WW8Num3z0" style:num-suffix="." text:bullet-char="">
        <style:list-level-properties text:space-before="4.445cm" text:min-label-width="0.635cm"/>
        <style:text-properties style:font-name="Symbol"/>
      </text:list-level-style-bullet>
      <text:list-level-style-bullet text:level="8" text:style-name="WW8Num3z0" style:num-suffix="." text:bullet-char="">
        <style:list-level-properties text:space-before="5.08cm" text:min-label-width="0.635cm"/>
        <style:text-properties style:font-name="Symbol"/>
      </text:list-level-style-bullet>
      <text:list-level-style-bullet text:level="9" text:style-name="WW8Num3z0" style:num-suffix="." text:bullet-char="">
        <style:list-level-properties text:space-before="5.71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4">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5">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6">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7">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8">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9">
      <text:list-level-style-bullet text:level="1" text:style-name="WW8Num9z0" style:num-suffix="." text:bullet-char="">
        <style:list-level-properties text:space-before="0.635cm" text:min-label-width="0.635cm"/>
        <style:text-properties style:font-name="Symbol"/>
      </text:list-level-style-bullet>
      <text:list-level-style-bullet text:level="2" text:style-name="WW8Num9z0" style:num-suffix="." text:bullet-char="">
        <style:list-level-properties text:space-before="1.27cm" text:min-label-width="0.635cm"/>
        <style:text-properties style:font-name="Symbol"/>
      </text:list-level-style-bullet>
      <text:list-level-style-bullet text:level="3" text:style-name="WW8Num9z0" style:num-suffix="." text:bullet-char="">
        <style:list-level-properties text:space-before="1.905cm" text:min-label-width="0.635cm"/>
        <style:text-properties style:font-name="Symbol"/>
      </text:list-level-style-bullet>
      <text:list-level-style-bullet text:level="4" text:style-name="WW8Num9z0" style:num-suffix="." text:bullet-char="">
        <style:list-level-properties text:space-before="2.54cm" text:min-label-width="0.635cm"/>
        <style:text-properties style:font-name="Symbol"/>
      </text:list-level-style-bullet>
      <text:list-level-style-bullet text:level="5" text:style-name="WW8Num9z0" style:num-suffix="." text:bullet-char="">
        <style:list-level-properties text:space-before="3.175cm" text:min-label-width="0.635cm"/>
        <style:text-properties style:font-name="Symbol"/>
      </text:list-level-style-bullet>
      <text:list-level-style-bullet text:level="6" text:style-name="WW8Num9z0" style:num-suffix="." text:bullet-char="">
        <style:list-level-properties text:space-before="3.81cm" text:min-label-width="0.635cm"/>
        <style:text-properties style:font-name="Symbol"/>
      </text:list-level-style-bullet>
      <text:list-level-style-bullet text:level="7" text:style-name="WW8Num9z0" style:num-suffix="." text:bullet-char="">
        <style:list-level-properties text:space-before="4.445cm" text:min-label-width="0.635cm"/>
        <style:text-properties style:font-name="Symbol"/>
      </text:list-level-style-bullet>
      <text:list-level-style-bullet text:level="8" text:style-name="WW8Num9z0" style:num-suffix="." text:bullet-char="">
        <style:list-level-properties text:space-before="5.08cm" text:min-label-width="0.635cm"/>
        <style:text-properties style:font-name="Symbol"/>
      </text:list-level-style-bullet>
      <text:list-level-style-bullet text:level="9" text:style-name="WW8Num9z0" style:num-suffix="." text:bullet-char="">
        <style:list-level-properties text:space-before="5.71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10">
      <text:list-level-style-bullet text:level="1" text:style-name="WW8Num10z0" style:num-suffix="." text:bullet-char="">
        <style:list-level-properties text:space-before="0.635cm" text:min-label-width="0.635cm"/>
        <style:text-properties style:font-name="Symbol"/>
      </text:list-level-style-bullet>
      <text:list-level-style-bullet text:level="2" text:style-name="WW8Num10z0" style:num-suffix="." text:bullet-char="">
        <style:list-level-properties text:space-before="1.27cm" text:min-label-width="0.635cm"/>
        <style:text-properties style:font-name="Symbol"/>
      </text:list-level-style-bullet>
      <text:list-level-style-bullet text:level="3" text:style-name="WW8Num10z0" style:num-suffix="." text:bullet-char="">
        <style:list-level-properties text:space-before="1.905cm" text:min-label-width="0.635cm"/>
        <style:text-properties style:font-name="Symbol"/>
      </text:list-level-style-bullet>
      <text:list-level-style-bullet text:level="4" text:style-name="WW8Num10z0" style:num-suffix="." text:bullet-char="">
        <style:list-level-properties text:space-before="2.54cm" text:min-label-width="0.635cm"/>
        <style:text-properties style:font-name="Symbol"/>
      </text:list-level-style-bullet>
      <text:list-level-style-bullet text:level="5" text:style-name="WW8Num10z0" style:num-suffix="." text:bullet-char="">
        <style:list-level-properties text:space-before="3.175cm" text:min-label-width="0.635cm"/>
        <style:text-properties style:font-name="Symbol"/>
      </text:list-level-style-bullet>
      <text:list-level-style-bullet text:level="6" text:style-name="WW8Num10z0" style:num-suffix="." text:bullet-char="">
        <style:list-level-properties text:space-before="3.81cm" text:min-label-width="0.635cm"/>
        <style:text-properties style:font-name="Symbol"/>
      </text:list-level-style-bullet>
      <text:list-level-style-bullet text:level="7" text:style-name="WW8Num10z0" style:num-suffix="." text:bullet-char="">
        <style:list-level-properties text:space-before="4.445cm" text:min-label-width="0.635cm"/>
        <style:text-properties style:font-name="Symbol"/>
      </text:list-level-style-bullet>
      <text:list-level-style-bullet text:level="8" text:style-name="WW8Num10z0" style:num-suffix="." text:bullet-char="">
        <style:list-level-properties text:space-before="5.08cm" text:min-label-width="0.635cm"/>
        <style:text-properties style:font-name="Symbol"/>
      </text:list-level-style-bullet>
      <text:list-level-style-bullet text:level="9" text:style-name="WW8Num10z0" style:num-suffix="." text:bullet-char="">
        <style:list-level-properties text:space-before="5.715cm" text:min-label-width="0.635cm"/>
        <style:text-properties style:font-name="Symbol"/>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fo:background-color="#ffffff" style:writing-mode="lr-tb" style:layout-grid-color="#c0c0c0" style:layout-grid-lines="40"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1$Build-8990</meta:generator>
    <meta:creation-date>2004-08-05T18:37:00</meta:creation-date>
    <dc:creator>G V</dc:creator>
    <dc:date>2006-01-18T18:57:31</dc:date>
    <meta:print-date>2005-10-04T17:36:00</meta:print-date>
    <dc:language>en-US</dc:language>
    <meta:editing-cycles>35</meta:editing-cycles>
    <meta:editing-duration>PT12H12M53S</meta:editing-duration>
    <meta:user-defined meta:name="Info 1"/>
    <meta:user-defined meta:name="Info 2"/>
    <meta:user-defined meta:name="Info 3"/>
    <meta:user-defined meta:name="Info 4"/>
    <meta:document-statistic meta:table-count="0" meta:image-count="0" meta:object-count="0" meta:page-count="11" meta:paragraph-count="100" meta:word-count="1008" meta:character-count="5850"/>
  </office:meta>
</office:document-meta>
</file>